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0.635cm"/>
    </style:style>
    <style:style style:name="gr6" style:family="graphic" style:parent-style-name="standard">
      <style:graphic-properties draw:stroke="none" svg:stroke-color="#000000" draw:fill="none" draw:fill-color="#ffffff" draw:textarea-horizontal-align="left" draw:auto-grow-height="true" draw:auto-grow-width="false" fo:min-height="1.904cm" fo:min-width="2.753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cool-title">
      <style:graphic-properties draw:fill-color="#ffffff" fo:min-height="3.508cm"/>
    </style:style>
    <style:style style:name="pr2" style:family="presentation" style:parent-style-name="lyt-cool-notes">
      <style:graphic-properties draw:fill-color="#ffffff" fo:min-height="11.411cm"/>
    </style:style>
    <style:style style:name="pr3" style:family="presentation" style:parent-style-name="lyt-cool-title">
      <style:graphic-properties draw:fill-color="#ffffff" draw:auto-grow-height="true" draw:auto-grow-width="true" fo:min-height="3.507cm" fo:min-width="23.913cm"/>
    </style:style>
    <style:style style:name="pr4" style:family="presentation" style:parent-style-name="lyt-cool-notes">
      <style:graphic-properties draw:fill-color="#ffffff" draw:auto-grow-height="true" fo:min-height="11.411cm"/>
    </style:style>
    <style:style style:name="pr5" style:family="presentation" style:parent-style-name="lyt-cool-outline1">
      <style:graphic-properties draw:fill-color="#ffffff" fo:min-height="13.231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text-properties fo:color="#ff0000"/>
    </style:style>
    <style:style style:name="P4" style:family="paragraph">
      <style:paragraph-properties fo:margin-left="0cm" fo:margin-right="0cm" fo:text-indent="0cm"/>
      <style:text-properties fo:color="#ff0000"/>
    </style:style>
    <style:style style:name="P5" style:family="paragraph">
      <style:paragraph-properties fo:margin-left="1.2cm" fo:margin-right="0cm" fo:text-indent="-0.9cm"/>
    </style:style>
    <style:style style:name="T1" style:family="text">
      <style:text-properties fo:color="#ff0000"/>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1">
        <draw:frame presentation:style-name="pr1" draw:text-style-name="P1" draw:layer="layout" svg:width="23.912cm" svg:height="3.508cm" svg:x="2.058cm" svg:y="1.543cm" presentation:class="title">
          <draw:text-box>
            <text:p text:style-name="P1">Shortest Paths</text:p>
          </draw:text-box>
        </draw:frame>
        <presentation:notes draw:style-name="dp2">
          <draw:page-thumbnail draw:style-name="gr1" draw:layer="layout" svg:width="13.706cm" svg:height="10.28cm" svg:x="3.647cm" svg:y="2.853cm" draw:page-number="1" presentation:class="page"/>
          <draw:frame presentation:style-name="pr2" draw:text-style-name="P1" draw:layer="layout" svg:width="14.518cm" svg:height="11.411cm" svg:x="3.249cm" svg:y="14.13cm" presentation:class="notes" presentation:placeholder="true">
            <draw:text-box/>
          </draw:frame>
        </presentation:notes>
      </draw:page>
      <draw:page draw:name="page2" draw:style-name="dp1" draw:master-page-name="lyt-cool" presentation:presentation-page-layout-name="AL1T1">
        <draw:frame presentation:style-name="pr3" draw:text-style-name="P1" draw:layer="layout" svg:width="23.913cm" svg:height="3.507cm" svg:x="2.058cm" svg:y="1.543cm" presentation:class="title" presentation:user-transformed="true">
          <draw:text-box>
            <text:p text:style-name="P1">The problem</text:p>
          </draw:text-box>
        </draw:frame>
        <draw:custom-shape draw:style-name="gr2" draw:text-style-name="P2" draw:layer="layout" svg:width="1.905cm" svg:height="2.033cm" svg:x="5.715cm" svg:y="8.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3cm" svg:y="9.263cm">
          <draw:text-box>
            <text:p text:style-name="P1">A</text:p>
          </draw:text-box>
        </draw:frame>
        <draw:custom-shape draw:style-name="gr2" draw:text-style-name="P2" draw:layer="layout" svg:width="1.905cm" svg:height="2.033cm" svg:x="11.43cm" svg:y="12.06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8cm" svg:y="12.438cm">
          <draw:text-box>
            <text:p text:style-name="P1">B</text:p>
          </draw:text-box>
        </draw:frame>
        <draw:custom-shape draw:style-name="gr2" draw:text-style-name="P2" draw:layer="layout" svg:width="1.905cm" svg:height="2.033cm" svg:x="6.985cm" svg:y="14.73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3cm" svg:y="15.106cm">
          <draw:text-box>
            <text:p text:style-name="P1">C</text:p>
          </draw:text-box>
        </draw:frame>
        <draw:custom-shape draw:style-name="gr2" draw:text-style-name="P2" draw:layer="layout" svg:width="1.905cm" svg:height="2.033cm" svg:x="14.605cm" svg:y="9.01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3cm" svg:y="9.391cm">
          <draw:text-box>
            <text:p text:style-name="P1">D</text:p>
          </draw:text-box>
        </draw:frame>
        <draw:custom-shape draw:style-name="gr2" draw:text-style-name="P2" draw:layer="layout" svg:width="1.905cm" svg:height="2.033cm" svg:x="17.78cm" svg:y="14.09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8cm" svg:y="14.471cm">
          <draw:text-box>
            <text:p text:style-name="P1">E</text:p>
          </draw:text-box>
        </draw:frame>
        <draw:custom-shape draw:style-name="gr2" draw:text-style-name="P2" draw:layer="layout" svg:width="1.905cm" svg:height="2.033cm" svg:x="21.59cm" svg:y="10.28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8cm" svg:y="10.661cm">
          <draw:text-box>
            <text:p text:style-name="P1">F</text:p>
          </draw:text-box>
        </draw:frame>
        <draw:line draw:style-name="gr4" draw:layer="layout" svg:x1="6.985cm" svg:y1="10.923cm" svg:x2="7.62cm" svg:y2="14.733cm">
          <text:p text:style-name="P1"/>
        </draw:line>
        <draw:line draw:style-name="gr4" draw:layer="layout" svg:x1="7.62cm" svg:y1="10.288cm" svg:x2="11.43cm" svg:y2="12.828cm">
          <text:p text:style-name="P1"/>
        </draw:line>
        <draw:line draw:style-name="gr4" draw:layer="layout" svg:x1="12.7cm" svg:y1="12.193cm" svg:x2="15.24cm" svg:y2="10.923cm">
          <text:p text:style-name="P1"/>
        </draw:line>
        <draw:line draw:style-name="gr4" draw:layer="layout" svg:x1="8.89cm" svg:y1="16.003cm" svg:x2="17.78cm" svg:y2="15.368cm">
          <text:p text:style-name="P1"/>
        </draw:line>
        <draw:line draw:style-name="gr4" draw:layer="layout" svg:x1="15.875cm" svg:y1="10.923cm" svg:x2="18.415cm" svg:y2="14.098cm">
          <text:p text:style-name="P1"/>
        </draw:line>
        <draw:line draw:style-name="gr4" draw:layer="layout" svg:x1="16.51cm" svg:y1="10.288cm" svg:x2="21.59cm" svg:y2="10.923cm">
          <text:p text:style-name="P1"/>
        </draw:line>
        <draw:line draw:style-name="gr4" draw:layer="layout" svg:x1="19.685cm" svg:y1="14.733cm" svg:x2="22.225cm" svg:y2="12.193cm">
          <text:p text:style-name="P1"/>
        </draw:line>
        <draw:frame draw:style-name="gr3" draw:layer="layout" svg:width="0.425cm" svg:height="0.937cm" svg:x="9.438cm" svg:y="10.288cm">
          <draw:text-box>
            <text:p text:style-name="P1">5</text:p>
          </draw:text-box>
        </draw:frame>
        <draw:frame draw:style-name="gr3" draw:layer="layout" svg:width="0.425cm" svg:height="0.937cm" svg:x="6.35cm" svg:y="13.073cm">
          <draw:text-box>
            <text:p text:style-name="P1">2</text:p>
          </draw:text-box>
        </draw:frame>
        <draw:frame draw:style-name="gr3" draw:layer="layout" svg:width="0.425cm" svg:height="0.937cm" svg:x="12.91cm" svg:y="16.003cm">
          <draw:text-box>
            <text:p text:style-name="P1">3</text:p>
          </draw:text-box>
        </draw:frame>
        <draw:frame draw:style-name="gr3" draw:layer="layout" svg:width="0.425cm" svg:height="0.937cm" svg:x="20.955cm" svg:y="13.708cm">
          <draw:text-box>
            <text:p text:style-name="P1">6</text:p>
          </draw:text-box>
        </draw:frame>
        <draw:frame draw:style-name="gr3" draw:layer="layout" svg:width="0.425cm" svg:height="0.937cm" svg:x="18.625cm" svg:y="9.263cm">
          <draw:text-box>
            <text:p text:style-name="P1">2</text:p>
          </draw:text-box>
        </draw:frame>
        <draw:frame draw:style-name="gr3" draw:layer="layout" svg:width="0.849cm" svg:height="0.937cm" svg:x="17.566cm" svg:y="11.803cm">
          <draw:text-box>
            <text:p text:style-name="P1">10</text:p>
          </draw:text-box>
        </draw:frame>
        <draw:frame draw:style-name="gr3" draw:layer="layout" svg:width="0.425cm" svg:height="0.937cm" svg:x="13.335cm" svg:y="10.288cm">
          <draw:text-box>
            <text:p text:style-name="P1">1</text:p>
          </draw:text-box>
        </draw:frame>
        <presentation:notes draw:style-name="dp2">
          <draw:page-thumbnail draw:style-name="gr1" draw:layer="layout" svg:width="13.706cm" svg:height="10.28cm" svg:x="3.647cm" svg:y="2.853cm" draw:page-number="2" presentation:class="page"/>
          <draw:frame presentation:style-name="pr4" draw:text-style-name="P1" draw:layer="layout" svg:width="14.518cm" svg:height="11.411cm" svg:x="3.249cm" svg:y="14.13cm" presentation:class="notes" presentation:placeholder="true">
            <draw:text-box/>
          </draw:frame>
        </presentation:notes>
      </draw:page>
      <draw:page draw:name="page3" draw:style-name="dp1" draw:master-page-name="lyt-cool" presentation:presentation-page-layout-name="AL1T1">
        <draw:frame presentation:style-name="pr1" draw:text-style-name="P1" draw:layer="layout" svg:width="23.912cm" svg:height="3.508cm" svg:x="2.058cm" svg:y="1.543cm" presentation:class="title">
          <draw:text-box>
            <text:p text:style-name="P1">Breadth-first search</text:p>
          </draw:text-box>
        </draw:frame>
        <draw:custom-shape draw:style-name="gr2" draw:text-style-name="P2" draw:layer="layout" svg:width="1.905cm" svg:height="2.033cm" svg:x="5.715cm" svg:y="8.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3cm" svg:y="9.263cm">
          <draw:text-box>
            <text:p text:style-name="P1">A</text:p>
          </draw:text-box>
        </draw:frame>
        <draw:custom-shape draw:style-name="gr2" draw:text-style-name="P2" draw:layer="layout" svg:width="1.905cm" svg:height="2.033cm" svg:x="11.43cm" svg:y="12.06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8cm" svg:y="12.438cm">
          <draw:text-box>
            <text:p text:style-name="P1">B</text:p>
          </draw:text-box>
        </draw:frame>
        <draw:custom-shape draw:style-name="gr2" draw:text-style-name="P2" draw:layer="layout" svg:width="1.905cm" svg:height="2.033cm" svg:x="6.985cm" svg:y="14.73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3cm" svg:y="15.106cm">
          <draw:text-box>
            <text:p text:style-name="P1">C</text:p>
          </draw:text-box>
        </draw:frame>
        <draw:custom-shape draw:style-name="gr2" draw:text-style-name="P2" draw:layer="layout" svg:width="1.905cm" svg:height="2.033cm" svg:x="14.605cm" svg:y="9.01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3cm" svg:y="9.391cm">
          <draw:text-box>
            <text:p text:style-name="P1">D</text:p>
          </draw:text-box>
        </draw:frame>
        <draw:custom-shape draw:style-name="gr2" draw:text-style-name="P2" draw:layer="layout" svg:width="1.905cm" svg:height="2.033cm" svg:x="17.78cm" svg:y="14.09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8cm" svg:y="14.471cm">
          <draw:text-box>
            <text:p text:style-name="P1">E</text:p>
          </draw:text-box>
        </draw:frame>
        <draw:custom-shape draw:style-name="gr2" draw:text-style-name="P2" draw:layer="layout" svg:width="1.905cm" svg:height="2.033cm" svg:x="21.59cm" svg:y="10.28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8cm" svg:y="10.661cm">
          <draw:text-box>
            <text:p text:style-name="P1">F</text:p>
          </draw:text-box>
        </draw:frame>
        <draw:line draw:style-name="gr4" draw:layer="layout" svg:x1="6.985cm" svg:y1="10.923cm" svg:x2="7.62cm" svg:y2="14.733cm">
          <text:p text:style-name="P1"/>
        </draw:line>
        <draw:line draw:style-name="gr4" draw:layer="layout" svg:x1="7.62cm" svg:y1="10.288cm" svg:x2="11.43cm" svg:y2="12.828cm">
          <text:p text:style-name="P1"/>
        </draw:line>
        <draw:line draw:style-name="gr4" draw:layer="layout" svg:x1="12.7cm" svg:y1="12.193cm" svg:x2="15.24cm" svg:y2="10.923cm">
          <text:p text:style-name="P1"/>
        </draw:line>
        <draw:line draw:style-name="gr4" draw:layer="layout" svg:x1="8.89cm" svg:y1="16.003cm" svg:x2="17.78cm" svg:y2="15.368cm">
          <text:p text:style-name="P1"/>
        </draw:line>
        <draw:line draw:style-name="gr4" draw:layer="layout" svg:x1="15.875cm" svg:y1="10.923cm" svg:x2="18.415cm" svg:y2="14.098cm">
          <text:p text:style-name="P1"/>
        </draw:line>
        <draw:line draw:style-name="gr4" draw:layer="layout" svg:x1="16.51cm" svg:y1="10.288cm" svg:x2="21.59cm" svg:y2="10.923cm">
          <text:p text:style-name="P1"/>
        </draw:line>
        <draw:line draw:style-name="gr4" draw:layer="layout" svg:x1="19.685cm" svg:y1="14.733cm" svg:x2="22.225cm" svg:y2="12.193cm">
          <text:p text:style-name="P1"/>
        </draw:line>
        <draw:frame draw:style-name="gr3" draw:layer="layout" svg:width="0.425cm" svg:height="0.937cm" svg:x="9.438cm" svg:y="10.288cm">
          <draw:text-box>
            <text:p text:style-name="P1">1</text:p>
          </draw:text-box>
        </draw:frame>
        <draw:frame draw:style-name="gr3" draw:layer="layout" svg:width="0.425cm" svg:height="0.937cm" svg:x="6.35cm" svg:y="13.073cm">
          <draw:text-box>
            <text:p text:style-name="P1">1</text:p>
          </draw:text-box>
        </draw:frame>
        <draw:frame draw:style-name="gr3" draw:layer="layout" svg:width="0.425cm" svg:height="0.937cm" svg:x="12.91cm" svg:y="16.003cm">
          <draw:text-box>
            <text:p text:style-name="P1">1</text:p>
          </draw:text-box>
        </draw:frame>
        <draw:frame draw:style-name="gr3" draw:layer="layout" svg:width="0.425cm" svg:height="0.937cm" svg:x="20.955cm" svg:y="13.708cm">
          <draw:text-box>
            <text:p text:style-name="P1">1</text:p>
          </draw:text-box>
        </draw:frame>
        <draw:frame draw:style-name="gr3" draw:layer="layout" svg:width="0.425cm" svg:height="0.937cm" svg:x="18.625cm" svg:y="9.263cm">
          <draw:text-box>
            <text:p text:style-name="P1">1</text:p>
          </draw:text-box>
        </draw:frame>
        <draw:frame draw:style-name="gr3" draw:layer="layout" svg:width="0.425cm" svg:height="0.937cm" svg:x="17.566cm" svg:y="11.803cm">
          <draw:text-box>
            <text:p text:style-name="P1">1</text:p>
          </draw:text-box>
        </draw:frame>
        <draw:frame draw:style-name="gr3" draw:layer="layout" svg:width="0.425cm" svg:height="0.937cm" svg:x="13.335cm" svg:y="10.288cm">
          <draw:text-box>
            <text:p text:style-name="P1">1</text:p>
          </draw:text-box>
        </draw:frame>
        <presentation:notes draw:style-name="dp2">
          <draw:page-thumbnail draw:style-name="gr1" draw:layer="layout" svg:width="13.706cm" svg:height="10.28cm" svg:x="3.647cm" svg:y="2.853cm" draw:page-number="3" presentation:class="page"/>
          <draw:frame presentation:style-name="pr2" draw:text-style-name="P1" draw:layer="layout" svg:width="14.518cm" svg:height="11.411cm" svg:x="3.249cm" svg:y="14.13cm" presentation:class="notes" presentation:placeholder="true">
            <draw:text-box/>
          </draw:frame>
        </presentation:notes>
      </draw:page>
      <draw:page draw:name="page4" draw:style-name="dp1" draw:master-page-name="lyt-cool" presentation:presentation-page-layout-name="AL1T1">
        <draw:frame presentation:style-name="pr1" draw:text-style-name="P1" draw:layer="layout" svg:width="23.912cm" svg:height="3.508cm" svg:x="2.058cm" svg:y="1.543cm" presentation:class="title" presentation:user-transformed="true">
          <draw:text-box>
            <text:p text:style-name="P1">Breadth-first search</text:p>
          </draw:text-box>
        </draw:frame>
        <draw:custom-shape draw:style-name="gr2" draw:text-style-name="P2" draw:layer="layout" svg:width="1.905cm" svg:height="2.033cm" svg:x="5.715cm" svg:y="8.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3cm" svg:y="9.263cm">
          <draw:text-box>
            <text:p text:style-name="P1">A</text:p>
          </draw:text-box>
        </draw:frame>
        <draw:custom-shape draw:style-name="gr2" draw:text-style-name="P2" draw:layer="layout" svg:width="1.905cm" svg:height="2.033cm" svg:x="11.43cm" svg:y="12.06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8cm" svg:y="12.438cm">
          <draw:text-box>
            <text:p text:style-name="P1">B</text:p>
          </draw:text-box>
        </draw:frame>
        <draw:custom-shape draw:style-name="gr2" draw:text-style-name="P2" draw:layer="layout" svg:width="1.905cm" svg:height="2.033cm" svg:x="6.985cm" svg:y="14.73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3cm" svg:y="15.106cm">
          <draw:text-box>
            <text:p text:style-name="P1">C</text:p>
          </draw:text-box>
        </draw:frame>
        <draw:custom-shape draw:style-name="gr2" draw:text-style-name="P2" draw:layer="layout" svg:width="1.905cm" svg:height="2.033cm" svg:x="14.605cm" svg:y="9.01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3cm" svg:y="9.391cm">
          <draw:text-box>
            <text:p text:style-name="P1">D</text:p>
          </draw:text-box>
        </draw:frame>
        <draw:custom-shape draw:style-name="gr2" draw:text-style-name="P2" draw:layer="layout" svg:width="1.905cm" svg:height="2.033cm" svg:x="17.78cm" svg:y="14.09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8cm" svg:y="14.471cm">
          <draw:text-box>
            <text:p text:style-name="P1">E</text:p>
          </draw:text-box>
        </draw:frame>
        <draw:custom-shape draw:style-name="gr2" draw:text-style-name="P2" draw:layer="layout" svg:width="1.905cm" svg:height="2.033cm" svg:x="21.59cm" svg:y="10.28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8cm" svg:y="10.661cm">
          <draw:text-box>
            <text:p text:style-name="P1">F</text:p>
          </draw:text-box>
        </draw:frame>
        <draw:line draw:style-name="gr4" draw:layer="layout" svg:x1="6.985cm" svg:y1="10.923cm" svg:x2="7.62cm" svg:y2="14.733cm">
          <text:p text:style-name="P1"/>
        </draw:line>
        <draw:line draw:style-name="gr4" draw:layer="layout" svg:x1="7.62cm" svg:y1="10.288cm" svg:x2="11.43cm" svg:y2="12.828cm">
          <text:p text:style-name="P1"/>
        </draw:line>
        <draw:line draw:style-name="gr4" draw:layer="layout" svg:x1="12.7cm" svg:y1="12.193cm" svg:x2="15.24cm" svg:y2="10.923cm">
          <text:p text:style-name="P1"/>
        </draw:line>
        <draw:line draw:style-name="gr4" draw:layer="layout" svg:x1="8.89cm" svg:y1="16.003cm" svg:x2="17.78cm" svg:y2="15.368cm">
          <text:p text:style-name="P1"/>
        </draw:line>
        <draw:line draw:style-name="gr4" draw:layer="layout" svg:x1="15.875cm" svg:y1="10.923cm" svg:x2="18.415cm" svg:y2="14.098cm">
          <text:p text:style-name="P1"/>
        </draw:line>
        <draw:line draw:style-name="gr4" draw:layer="layout" svg:x1="16.51cm" svg:y1="10.288cm" svg:x2="21.59cm" svg:y2="10.923cm">
          <text:p text:style-name="P1"/>
        </draw:line>
        <draw:line draw:style-name="gr4" draw:layer="layout" svg:x1="19.685cm" svg:y1="14.733cm" svg:x2="22.225cm" svg:y2="12.193cm">
          <text:p text:style-name="P1"/>
        </draw:line>
        <draw:frame draw:style-name="gr3" draw:layer="layout" svg:width="0.425cm" svg:height="0.937cm" svg:x="9.438cm" svg:y="10.288cm">
          <draw:text-box>
            <text:p text:style-name="P1">1</text:p>
          </draw:text-box>
        </draw:frame>
        <draw:frame draw:style-name="gr3" draw:layer="layout" svg:width="0.425cm" svg:height="0.937cm" svg:x="6.35cm" svg:y="13.073cm">
          <draw:text-box>
            <text:p text:style-name="P1">1</text:p>
          </draw:text-box>
        </draw:frame>
        <draw:frame draw:style-name="gr3" draw:layer="layout" svg:width="0.425cm" svg:height="0.937cm" svg:x="12.91cm" svg:y="16.003cm">
          <draw:text-box>
            <text:p text:style-name="P1">1</text:p>
          </draw:text-box>
        </draw:frame>
        <draw:frame draw:style-name="gr3" draw:layer="layout" svg:width="0.425cm" svg:height="0.937cm" svg:x="20.955cm" svg:y="13.708cm">
          <draw:text-box>
            <text:p text:style-name="P1">1</text:p>
          </draw:text-box>
        </draw:frame>
        <draw:frame draw:style-name="gr3" draw:layer="layout" svg:width="0.425cm" svg:height="0.937cm" svg:x="18.625cm" svg:y="9.263cm">
          <draw:text-box>
            <text:p text:style-name="P1">1</text:p>
          </draw:text-box>
        </draw:frame>
        <draw:frame draw:style-name="gr3" draw:layer="layout" svg:width="0.425cm" svg:height="0.937cm" svg:x="17.566cm" svg:y="11.803cm">
          <draw:text-box>
            <text:p text:style-name="P1">1</text:p>
          </draw:text-box>
        </draw:frame>
        <draw:frame draw:style-name="gr3" draw:layer="layout" svg:width="0.425cm" svg:height="0.937cm" svg:x="13.335cm" svg:y="10.288cm">
          <draw:text-box>
            <text:p text:style-name="P1">1</text:p>
          </draw:text-box>
        </draw:frame>
        <draw:frame draw:style-name="gr3" draw:layer="layout" svg:width="3.27cm" svg:height="0.937cm" svg:x="2.54cm" svg:y="6.35cm">
          <draw:text-box>
            <text:p text:style-name="P1">Queue: A</text:p>
          </draw:text-box>
        </draw:frame>
        <draw:frame draw:style-name="gr3" draw:text-style-name="P3" draw:layer="layout" svg:width="0.425cm" svg:height="0.937cm" svg:x="5.08cm" svg:y="8.89cm">
          <draw:text-box>
            <text:p text:style-name="P1"><text:span text:style-name="T1">0</text:span></text:p>
          </draw:text-box>
        </draw:frame>
        <presentation:notes draw:style-name="dp2">
          <draw:page-thumbnail draw:style-name="gr1" draw:layer="layout" svg:width="13.706cm" svg:height="10.28cm" svg:x="3.647cm" svg:y="2.853cm" draw:page-number="4" presentation:class="page"/>
          <draw:frame presentation:style-name="pr2" draw:text-style-name="P1" draw:layer="layout" svg:width="14.518cm" svg:height="11.411cm" svg:x="3.249cm" svg:y="14.13cm" presentation:class="notes" presentation:placeholder="true">
            <draw:text-box/>
          </draw:frame>
        </presentation:notes>
      </draw:page>
      <draw:page draw:name="page5" draw:style-name="dp1" draw:master-page-name="lyt-cool" presentation:presentation-page-layout-name="AL1T1">
        <draw:frame presentation:style-name="pr1" draw:text-style-name="P1" draw:layer="layout" svg:width="23.912cm" svg:height="3.508cm" svg:x="2.058cm" svg:y="1.543cm" presentation:class="title">
          <draw:text-box>
            <text:p text:style-name="P1">Breadth-first search</text:p>
          </draw:text-box>
        </draw:frame>
        <draw:custom-shape draw:style-name="gr2" draw:text-style-name="P2" draw:layer="layout" svg:width="1.905cm" svg:height="2.033cm" svg:x="5.716cm" svg:y="8.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4cm" svg:y="9.263cm">
          <draw:text-box>
            <text:p text:style-name="P1">A</text:p>
          </draw:text-box>
        </draw:frame>
        <draw:custom-shape draw:style-name="gr2" draw:text-style-name="P2" draw:layer="layout" svg:width="1.905cm" svg:height="2.033cm" svg:x="11.431cm" svg:y="12.06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9cm" svg:y="12.438cm">
          <draw:text-box>
            <text:p text:style-name="P1">B</text:p>
          </draw:text-box>
        </draw:frame>
        <draw:custom-shape draw:style-name="gr2" draw:text-style-name="P2" draw:layer="layout" svg:width="1.905cm" svg:height="2.033cm" svg:x="6.986cm" svg:y="14.73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4cm" svg:y="15.106cm">
          <draw:text-box>
            <text:p text:style-name="P1">C</text:p>
          </draw:text-box>
        </draw:frame>
        <draw:custom-shape draw:style-name="gr2" draw:text-style-name="P2" draw:layer="layout" svg:width="1.905cm" svg:height="2.033cm" svg:x="14.606cm" svg:y="9.01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4cm" svg:y="9.391cm">
          <draw:text-box>
            <text:p text:style-name="P1">D</text:p>
          </draw:text-box>
        </draw:frame>
        <draw:custom-shape draw:style-name="gr2" draw:text-style-name="P2" draw:layer="layout" svg:width="1.905cm" svg:height="2.033cm" svg:x="17.781cm" svg:y="14.09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9cm" svg:y="14.471cm">
          <draw:text-box>
            <text:p text:style-name="P1">E</text:p>
          </draw:text-box>
        </draw:frame>
        <draw:custom-shape draw:style-name="gr2" draw:text-style-name="P2" draw:layer="layout" svg:width="1.905cm" svg:height="2.033cm" svg:x="21.591cm" svg:y="10.28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9cm" svg:y="10.661cm">
          <draw:text-box>
            <text:p text:style-name="P1">F</text:p>
          </draw:text-box>
        </draw:frame>
        <draw:line draw:style-name="gr4" draw:layer="layout" svg:x1="6.986cm" svg:y1="10.923cm" svg:x2="7.621cm" svg:y2="14.733cm">
          <text:p text:style-name="P1"/>
        </draw:line>
        <draw:line draw:style-name="gr4" draw:layer="layout" svg:x1="7.621cm" svg:y1="10.288cm" svg:x2="11.431cm" svg:y2="12.828cm">
          <text:p text:style-name="P1"/>
        </draw:line>
        <draw:line draw:style-name="gr4" draw:layer="layout" svg:x1="12.701cm" svg:y1="12.193cm" svg:x2="15.241cm" svg:y2="10.923cm">
          <text:p text:style-name="P1"/>
        </draw:line>
        <draw:line draw:style-name="gr4" draw:layer="layout" svg:x1="8.891cm" svg:y1="16.003cm" svg:x2="17.781cm" svg:y2="15.368cm">
          <text:p text:style-name="P1"/>
        </draw:line>
        <draw:line draw:style-name="gr4" draw:layer="layout" svg:x1="15.876cm" svg:y1="10.923cm" svg:x2="18.416cm" svg:y2="14.098cm">
          <text:p text:style-name="P1"/>
        </draw:line>
        <draw:line draw:style-name="gr4" draw:layer="layout" svg:x1="16.511cm" svg:y1="10.288cm" svg:x2="21.591cm" svg:y2="10.923cm">
          <text:p text:style-name="P1"/>
        </draw:line>
        <draw:line draw:style-name="gr4" draw:layer="layout" svg:x1="19.686cm" svg:y1="14.733cm" svg:x2="22.226cm" svg:y2="12.193cm">
          <text:p text:style-name="P1"/>
        </draw:line>
        <draw:frame draw:style-name="gr3" draw:layer="layout" svg:width="0.425cm" svg:height="0.937cm" svg:x="9.439cm" svg:y="10.288cm">
          <draw:text-box>
            <text:p text:style-name="P1">1</text:p>
          </draw:text-box>
        </draw:frame>
        <draw:frame draw:style-name="gr3" draw:layer="layout" svg:width="0.425cm" svg:height="0.937cm" svg:x="6.351cm" svg:y="13.073cm">
          <draw:text-box>
            <text:p text:style-name="P1">1</text:p>
          </draw:text-box>
        </draw:frame>
        <draw:frame draw:style-name="gr3" draw:layer="layout" svg:width="0.425cm" svg:height="0.937cm" svg:x="12.911cm" svg:y="16.003cm">
          <draw:text-box>
            <text:p text:style-name="P1">1</text:p>
          </draw:text-box>
        </draw:frame>
        <draw:frame draw:style-name="gr3" draw:layer="layout" svg:width="0.425cm" svg:height="0.937cm" svg:x="20.956cm" svg:y="13.708cm">
          <draw:text-box>
            <text:p text:style-name="P1">1</text:p>
          </draw:text-box>
        </draw:frame>
        <draw:frame draw:style-name="gr3" draw:layer="layout" svg:width="0.425cm" svg:height="0.937cm" svg:x="18.626cm" svg:y="9.263cm">
          <draw:text-box>
            <text:p text:style-name="P1">1</text:p>
          </draw:text-box>
        </draw:frame>
        <draw:frame draw:style-name="gr3" draw:layer="layout" svg:width="0.425cm" svg:height="0.937cm" svg:x="17.567cm" svg:y="11.803cm">
          <draw:text-box>
            <text:p text:style-name="P1">1</text:p>
          </draw:text-box>
        </draw:frame>
        <draw:frame draw:style-name="gr3" draw:layer="layout" svg:width="0.425cm" svg:height="0.937cm" svg:x="13.336cm" svg:y="10.288cm">
          <draw:text-box>
            <text:p text:style-name="P1">1</text:p>
          </draw:text-box>
        </draw:frame>
        <draw:frame draw:style-name="gr3" draw:layer="layout" svg:width="4.21cm" svg:height="0.937cm" svg:x="2.541cm" svg:y="6.35cm">
          <draw:text-box>
            <text:p text:style-name="P1">Queue: B, C</text:p>
          </draw:text-box>
        </draw:frame>
        <draw:frame draw:style-name="gr3" draw:text-style-name="P3" draw:layer="layout" svg:width="0.425cm" svg:height="0.937cm" svg:x="5.081cm" svg:y="8.89cm">
          <draw:text-box>
            <text:p text:style-name="P1"><text:span text:style-name="T1">0</text:span></text:p>
          </draw:text-box>
        </draw:frame>
        <draw:frame draw:style-name="gr3" draw:text-style-name="P3" draw:layer="layout" svg:width="0.425cm" svg:height="0.937cm" svg:x="6.985cm" svg:y="16.755cm">
          <draw:text-box>
            <text:p text:style-name="P1"><text:span text:style-name="T1">1</text:span></text:p>
          </draw:text-box>
        </draw:frame>
        <draw:frame draw:style-name="gr5" draw:text-style-name="P4" draw:layer="layout" svg:width="0.635cm" svg:height="0.937cm" svg:x="10.795cm" svg:y="13.335cm">
          <draw:text-box>
            <text:p text:style-name="P1"><text:span text:style-name="T1">1</text:span></text:p>
          </draw:text-box>
        </draw:frame>
        <presentation:notes draw:style-name="dp2">
          <draw:page-thumbnail draw:style-name="gr1" draw:layer="layout" svg:width="13.706cm" svg:height="10.28cm" svg:x="3.647cm" svg:y="2.853cm" draw:page-number="5" presentation:class="page"/>
          <draw:frame presentation:style-name="pr2" draw:text-style-name="P1" draw:layer="layout" svg:width="14.518cm" svg:height="11.411cm" svg:x="3.249cm" svg:y="14.13cm" presentation:class="notes" presentation:placeholder="true">
            <draw:text-box/>
          </draw:frame>
        </presentation:notes>
      </draw:page>
      <draw:page draw:name="page6" draw:style-name="dp1" draw:master-page-name="lyt-cool" presentation:presentation-page-layout-name="AL1T1">
        <draw:frame presentation:style-name="pr1" draw:text-style-name="P1" draw:layer="layout" svg:width="23.912cm" svg:height="3.508cm" svg:x="2.058cm" svg:y="1.543cm" presentation:class="title">
          <draw:text-box>
            <text:p text:style-name="P1">Breadth-first search</text:p>
          </draw:text-box>
        </draw:frame>
        <draw:custom-shape draw:style-name="gr2" draw:text-style-name="P2" draw:layer="layout" svg:width="1.905cm" svg:height="2.033cm" svg:x="5.717cm" svg:y="8.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5cm" svg:y="9.263cm">
          <draw:text-box>
            <text:p text:style-name="P1">A</text:p>
          </draw:text-box>
        </draw:frame>
        <draw:custom-shape draw:style-name="gr2" draw:text-style-name="P2" draw:layer="layout" svg:width="1.905cm" svg:height="2.033cm" svg:x="11.432cm" svg:y="12.06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9cm" svg:y="12.438cm">
          <draw:text-box>
            <text:p text:style-name="P1">B</text:p>
          </draw:text-box>
        </draw:frame>
        <draw:custom-shape draw:style-name="gr2" draw:text-style-name="P2" draw:layer="layout" svg:width="1.905cm" svg:height="2.033cm" svg:x="6.987cm" svg:y="14.73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5cm" svg:y="15.106cm">
          <draw:text-box>
            <text:p text:style-name="P1">C</text:p>
          </draw:text-box>
        </draw:frame>
        <draw:custom-shape draw:style-name="gr2" draw:text-style-name="P2" draw:layer="layout" svg:width="1.905cm" svg:height="2.033cm" svg:x="14.607cm" svg:y="9.01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5cm" svg:y="9.391cm">
          <draw:text-box>
            <text:p text:style-name="P1">D</text:p>
          </draw:text-box>
        </draw:frame>
        <draw:custom-shape draw:style-name="gr2" draw:text-style-name="P2" draw:layer="layout" svg:width="1.905cm" svg:height="2.033cm" svg:x="17.782cm" svg:y="14.09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4cm" svg:y="14.471cm">
          <draw:text-box>
            <text:p text:style-name="P1">E</text:p>
          </draw:text-box>
        </draw:frame>
        <draw:custom-shape draw:style-name="gr2" draw:text-style-name="P2" draw:layer="layout" svg:width="1.905cm" svg:height="2.033cm" svg:x="21.592cm" svg:y="10.28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5cm" svg:y="10.661cm">
          <draw:text-box>
            <text:p text:style-name="P1">F</text:p>
          </draw:text-box>
        </draw:frame>
        <draw:line draw:style-name="gr4" draw:layer="layout" svg:x1="6.987cm" svg:y1="10.923cm" svg:x2="7.622cm" svg:y2="14.733cm">
          <text:p text:style-name="P1"/>
        </draw:line>
        <draw:line draw:style-name="gr4" draw:layer="layout" svg:x1="7.622cm" svg:y1="10.288cm" svg:x2="11.432cm" svg:y2="12.828cm">
          <text:p text:style-name="P1"/>
        </draw:line>
        <draw:line draw:style-name="gr4" draw:layer="layout" svg:x1="12.702cm" svg:y1="12.193cm" svg:x2="15.242cm" svg:y2="10.923cm">
          <text:p text:style-name="P1"/>
        </draw:line>
        <draw:line draw:style-name="gr4" draw:layer="layout" svg:x1="8.892cm" svg:y1="16.003cm" svg:x2="17.782cm" svg:y2="15.368cm">
          <text:p text:style-name="P1"/>
        </draw:line>
        <draw:line draw:style-name="gr4" draw:layer="layout" svg:x1="15.877cm" svg:y1="10.923cm" svg:x2="18.417cm" svg:y2="14.098cm">
          <text:p text:style-name="P1"/>
        </draw:line>
        <draw:line draw:style-name="gr4" draw:layer="layout" svg:x1="16.512cm" svg:y1="10.288cm" svg:x2="21.592cm" svg:y2="10.923cm">
          <text:p text:style-name="P1"/>
        </draw:line>
        <draw:line draw:style-name="gr4" draw:layer="layout" svg:x1="19.687cm" svg:y1="14.733cm" svg:x2="22.227cm" svg:y2="12.193cm">
          <text:p text:style-name="P1"/>
        </draw:line>
        <draw:frame draw:style-name="gr3" draw:layer="layout" svg:width="0.425cm" svg:height="0.937cm" svg:x="9.44cm" svg:y="10.288cm">
          <draw:text-box>
            <text:p text:style-name="P1">1</text:p>
          </draw:text-box>
        </draw:frame>
        <draw:frame draw:style-name="gr3" draw:layer="layout" svg:width="0.425cm" svg:height="0.937cm" svg:x="6.352cm" svg:y="13.073cm">
          <draw:text-box>
            <text:p text:style-name="P1">1</text:p>
          </draw:text-box>
        </draw:frame>
        <draw:frame draw:style-name="gr3" draw:layer="layout" svg:width="0.425cm" svg:height="0.937cm" svg:x="12.912cm" svg:y="16.003cm">
          <draw:text-box>
            <text:p text:style-name="P1">1</text:p>
          </draw:text-box>
        </draw:frame>
        <draw:frame draw:style-name="gr3" draw:layer="layout" svg:width="0.425cm" svg:height="0.937cm" svg:x="20.957cm" svg:y="13.708cm">
          <draw:text-box>
            <text:p text:style-name="P1">1</text:p>
          </draw:text-box>
        </draw:frame>
        <draw:frame draw:style-name="gr3" draw:layer="layout" svg:width="0.425cm" svg:height="0.937cm" svg:x="18.627cm" svg:y="9.263cm">
          <draw:text-box>
            <text:p text:style-name="P1">1</text:p>
          </draw:text-box>
        </draw:frame>
        <draw:frame draw:style-name="gr3" draw:layer="layout" svg:width="0.425cm" svg:height="0.937cm" svg:x="17.568cm" svg:y="11.803cm">
          <draw:text-box>
            <text:p text:style-name="P1">1</text:p>
          </draw:text-box>
        </draw:frame>
        <draw:frame draw:style-name="gr3" draw:layer="layout" svg:width="0.425cm" svg:height="0.937cm" svg:x="13.337cm" svg:y="10.288cm">
          <draw:text-box>
            <text:p text:style-name="P1">1</text:p>
          </draw:text-box>
        </draw:frame>
        <draw:frame draw:style-name="gr3" draw:layer="layout" svg:width="4.257cm" svg:height="0.937cm" svg:x="2.542cm" svg:y="6.35cm">
          <draw:text-box>
            <text:p text:style-name="P1">Queue: C, D</text:p>
          </draw:text-box>
        </draw:frame>
        <draw:frame draw:style-name="gr3" draw:text-style-name="P3" draw:layer="layout" svg:width="0.425cm" svg:height="0.937cm" svg:x="5.082cm" svg:y="8.89cm">
          <draw:text-box>
            <text:p text:style-name="P1"><text:span text:style-name="T1">0</text:span></text:p>
          </draw:text-box>
        </draw:frame>
        <draw:frame draw:style-name="gr3" draw:text-style-name="P3" draw:layer="layout" svg:width="0.425cm" svg:height="0.937cm" svg:x="6.986cm" svg:y="16.755cm">
          <draw:text-box>
            <text:p text:style-name="P1"><text:span text:style-name="T1">1</text:span></text:p>
          </draw:text-box>
        </draw:frame>
        <draw:frame draw:style-name="gr5" draw:text-style-name="P4" draw:layer="layout" svg:width="0.635cm" svg:height="0.937cm" svg:x="10.796cm" svg:y="13.335cm">
          <draw:text-box>
            <text:p text:style-name="P1"><text:span text:style-name="T1">1</text:span></text:p>
          </draw:text-box>
        </draw:frame>
        <draw:frame draw:style-name="gr3" draw:text-style-name="P3" draw:layer="layout" svg:width="0.425cm" svg:height="0.937cm" svg:x="14.815cm" svg:y="8.255cm">
          <draw:text-box>
            <text:p text:style-name="P1"><text:span text:style-name="T1">2</text:span></text:p>
          </draw:text-box>
        </draw:frame>
        <presentation:notes draw:style-name="dp2">
          <draw:page-thumbnail draw:style-name="gr1" draw:layer="layout" svg:width="13.706cm" svg:height="10.28cm" svg:x="3.647cm" svg:y="2.853cm" draw:page-number="6" presentation:class="page"/>
          <draw:frame presentation:style-name="pr2"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1T1">
        <draw:frame presentation:style-name="pr1" draw:text-style-name="P1" draw:layer="layout" svg:width="23.912cm" svg:height="3.508cm" svg:x="2.058cm" svg:y="1.543cm" presentation:class="title">
          <draw:text-box>
            <text:p text:style-name="P1">Breadth-first search</text:p>
          </draw:text-box>
        </draw:frame>
        <draw:custom-shape draw:style-name="gr2" draw:text-style-name="P2" draw:layer="layout" svg:width="1.905cm" svg:height="2.033cm" svg:x="5.718cm" svg:y="8.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6cm" svg:y="9.263cm">
          <draw:text-box>
            <text:p text:style-name="P1">A</text:p>
          </draw:text-box>
        </draw:frame>
        <draw:custom-shape draw:style-name="gr2" draw:text-style-name="P2" draw:layer="layout" svg:width="1.905cm" svg:height="2.033cm" svg:x="11.433cm" svg:y="12.06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91cm" svg:y="12.438cm">
          <draw:text-box>
            <text:p text:style-name="P1">B</text:p>
          </draw:text-box>
        </draw:frame>
        <draw:custom-shape draw:style-name="gr2" draw:text-style-name="P2" draw:layer="layout" svg:width="1.905cm" svg:height="2.033cm" svg:x="6.988cm" svg:y="14.73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6cm" svg:y="15.106cm">
          <draw:text-box>
            <text:p text:style-name="P1">C</text:p>
          </draw:text-box>
        </draw:frame>
        <draw:custom-shape draw:style-name="gr2" draw:text-style-name="P2" draw:layer="layout" svg:width="1.905cm" svg:height="2.033cm" svg:x="14.608cm" svg:y="9.01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6cm" svg:y="9.391cm">
          <draw:text-box>
            <text:p text:style-name="P1">D</text:p>
          </draw:text-box>
        </draw:frame>
        <draw:custom-shape draw:style-name="gr2" draw:text-style-name="P2" draw:layer="layout" svg:width="1.905cm" svg:height="2.033cm" svg:x="17.783cm" svg:y="14.09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41cm" svg:y="14.471cm">
          <draw:text-box>
            <text:p text:style-name="P1">E</text:p>
          </draw:text-box>
        </draw:frame>
        <draw:custom-shape draw:style-name="gr2" draw:text-style-name="P2" draw:layer="layout" svg:width="1.905cm" svg:height="2.033cm" svg:x="21.593cm" svg:y="10.28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51cm" svg:y="10.661cm">
          <draw:text-box>
            <text:p text:style-name="P1">F</text:p>
          </draw:text-box>
        </draw:frame>
        <draw:line draw:style-name="gr4" draw:layer="layout" svg:x1="6.988cm" svg:y1="10.923cm" svg:x2="7.623cm" svg:y2="14.733cm">
          <text:p text:style-name="P1"/>
        </draw:line>
        <draw:line draw:style-name="gr4" draw:layer="layout" svg:x1="7.623cm" svg:y1="10.288cm" svg:x2="11.433cm" svg:y2="12.828cm">
          <text:p text:style-name="P1"/>
        </draw:line>
        <draw:line draw:style-name="gr4" draw:layer="layout" svg:x1="12.703cm" svg:y1="12.193cm" svg:x2="15.243cm" svg:y2="10.923cm">
          <text:p text:style-name="P1"/>
        </draw:line>
        <draw:line draw:style-name="gr4" draw:layer="layout" svg:x1="8.893cm" svg:y1="16.003cm" svg:x2="17.783cm" svg:y2="15.368cm">
          <text:p text:style-name="P1"/>
        </draw:line>
        <draw:line draw:style-name="gr4" draw:layer="layout" svg:x1="15.878cm" svg:y1="10.923cm" svg:x2="18.418cm" svg:y2="14.098cm">
          <text:p text:style-name="P1"/>
        </draw:line>
        <draw:line draw:style-name="gr4" draw:layer="layout" svg:x1="16.513cm" svg:y1="10.288cm" svg:x2="21.593cm" svg:y2="10.923cm">
          <text:p text:style-name="P1"/>
        </draw:line>
        <draw:line draw:style-name="gr4" draw:layer="layout" svg:x1="19.688cm" svg:y1="14.733cm" svg:x2="22.228cm" svg:y2="12.193cm">
          <text:p text:style-name="P1"/>
        </draw:line>
        <draw:frame draw:style-name="gr3" draw:layer="layout" svg:width="0.425cm" svg:height="0.937cm" svg:x="9.441cm" svg:y="10.288cm">
          <draw:text-box>
            <text:p text:style-name="P1">1</text:p>
          </draw:text-box>
        </draw:frame>
        <draw:frame draw:style-name="gr3" draw:layer="layout" svg:width="0.425cm" svg:height="0.937cm" svg:x="6.353cm" svg:y="13.073cm">
          <draw:text-box>
            <text:p text:style-name="P1">1</text:p>
          </draw:text-box>
        </draw:frame>
        <draw:frame draw:style-name="gr3" draw:layer="layout" svg:width="0.425cm" svg:height="0.937cm" svg:x="12.913cm" svg:y="16.003cm">
          <draw:text-box>
            <text:p text:style-name="P1">1</text:p>
          </draw:text-box>
        </draw:frame>
        <draw:frame draw:style-name="gr3" draw:layer="layout" svg:width="0.425cm" svg:height="0.937cm" svg:x="20.958cm" svg:y="13.708cm">
          <draw:text-box>
            <text:p text:style-name="P1">1</text:p>
          </draw:text-box>
        </draw:frame>
        <draw:frame draw:style-name="gr3" draw:layer="layout" svg:width="0.425cm" svg:height="0.937cm" svg:x="18.628cm" svg:y="9.263cm">
          <draw:text-box>
            <text:p text:style-name="P1">1</text:p>
          </draw:text-box>
        </draw:frame>
        <draw:frame draw:style-name="gr3" draw:layer="layout" svg:width="0.425cm" svg:height="0.937cm" svg:x="17.569cm" svg:y="11.803cm">
          <draw:text-box>
            <text:p text:style-name="P1">1</text:p>
          </draw:text-box>
        </draw:frame>
        <draw:frame draw:style-name="gr3" draw:layer="layout" svg:width="0.425cm" svg:height="0.937cm" svg:x="13.338cm" svg:y="10.288cm">
          <draw:text-box>
            <text:p text:style-name="P1">1</text:p>
          </draw:text-box>
        </draw:frame>
        <draw:frame draw:style-name="gr3" draw:layer="layout" svg:width="4.21cm" svg:height="0.937cm" svg:x="2.543cm" svg:y="6.35cm">
          <draw:text-box>
            <text:p text:style-name="P1">Queue: D, E</text:p>
          </draw:text-box>
        </draw:frame>
        <draw:frame draw:style-name="gr3" draw:text-style-name="P3" draw:layer="layout" svg:width="0.425cm" svg:height="0.937cm" svg:x="5.083cm" svg:y="8.89cm">
          <draw:text-box>
            <text:p text:style-name="P1"><text:span text:style-name="T1">0</text:span></text:p>
          </draw:text-box>
        </draw:frame>
        <draw:frame draw:style-name="gr3" draw:text-style-name="P3" draw:layer="layout" svg:width="0.425cm" svg:height="0.937cm" svg:x="6.987cm" svg:y="16.755cm">
          <draw:text-box>
            <text:p text:style-name="P1"><text:span text:style-name="T1">1</text:span></text:p>
          </draw:text-box>
        </draw:frame>
        <draw:frame draw:style-name="gr5" draw:text-style-name="P4" draw:layer="layout" svg:width="0.635cm" svg:height="0.937cm" svg:x="10.797cm" svg:y="13.335cm">
          <draw:text-box>
            <text:p text:style-name="P1"><text:span text:style-name="T1">1</text:span></text:p>
          </draw:text-box>
        </draw:frame>
        <draw:frame draw:style-name="gr3" draw:text-style-name="P3" draw:layer="layout" svg:width="0.425cm" svg:height="0.937cm" svg:x="14.816cm" svg:y="8.255cm">
          <draw:text-box>
            <text:p text:style-name="P1"><text:span text:style-name="T1">2</text:span></text:p>
          </draw:text-box>
        </draw:frame>
        <draw:frame draw:style-name="gr3" draw:text-style-name="P3" draw:layer="layout" svg:width="0.425cm" svg:height="0.937cm" svg:x="18.625cm" svg:y="16.51cm">
          <draw:text-box>
            <text:p text:style-name="P1"><text:span text:style-name="T1">2</text:span></text:p>
          </draw:text-box>
        </draw:frame>
        <presentation:notes draw:style-name="dp2">
          <draw:page-thumbnail draw:style-name="gr1" draw:layer="layout" svg:width="13.706cm" svg:height="10.28cm" svg:x="3.647cm" svg:y="2.853cm" draw:page-number="7" presentation:class="page"/>
          <draw:frame presentation:style-name="pr2" draw:text-style-name="P1" draw:layer="layout" svg:width="14.518cm" svg:height="11.411cm" svg:x="3.249cm" svg:y="14.13cm" presentation:class="notes" presentation:placeholder="true">
            <draw:text-box/>
          </draw:frame>
        </presentation:notes>
      </draw:page>
      <draw:page draw:name="page8" draw:style-name="dp1" draw:master-page-name="lyt-cool" presentation:presentation-page-layout-name="AL1T1">
        <draw:frame presentation:style-name="pr1" draw:text-style-name="P1" draw:layer="layout" svg:width="23.912cm" svg:height="3.508cm" svg:x="2.058cm" svg:y="1.543cm" presentation:class="title">
          <draw:text-box>
            <text:p text:style-name="P1">Breadth-first search</text:p>
          </draw:text-box>
        </draw:frame>
        <draw:custom-shape draw:style-name="gr2" draw:text-style-name="P2" draw:layer="layout" svg:width="1.905cm" svg:height="2.033cm" svg:x="5.719cm" svg:y="8.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7cm" svg:y="9.263cm">
          <draw:text-box>
            <text:p text:style-name="P1">A</text:p>
          </draw:text-box>
        </draw:frame>
        <draw:custom-shape draw:style-name="gr2" draw:text-style-name="P2" draw:layer="layout" svg:width="1.905cm" svg:height="2.033cm" svg:x="11.434cm" svg:y="12.06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92cm" svg:y="12.438cm">
          <draw:text-box>
            <text:p text:style-name="P1">B</text:p>
          </draw:text-box>
        </draw:frame>
        <draw:custom-shape draw:style-name="gr2" draw:text-style-name="P2" draw:layer="layout" svg:width="1.905cm" svg:height="2.033cm" svg:x="6.989cm" svg:y="14.73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7cm" svg:y="15.106cm">
          <draw:text-box>
            <text:p text:style-name="P1">C</text:p>
          </draw:text-box>
        </draw:frame>
        <draw:custom-shape draw:style-name="gr2" draw:text-style-name="P2" draw:layer="layout" svg:width="1.905cm" svg:height="2.033cm" svg:x="14.609cm" svg:y="9.01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7cm" svg:y="9.391cm">
          <draw:text-box>
            <text:p text:style-name="P1">D</text:p>
          </draw:text-box>
        </draw:frame>
        <draw:custom-shape draw:style-name="gr2" draw:text-style-name="P2" draw:layer="layout" svg:width="1.905cm" svg:height="2.033cm" svg:x="17.784cm" svg:y="14.09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42cm" svg:y="14.471cm">
          <draw:text-box>
            <text:p text:style-name="P1">E</text:p>
          </draw:text-box>
        </draw:frame>
        <draw:custom-shape draw:style-name="gr2" draw:text-style-name="P2" draw:layer="layout" svg:width="1.905cm" svg:height="2.033cm" svg:x="21.594cm" svg:y="10.28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52cm" svg:y="10.661cm">
          <draw:text-box>
            <text:p text:style-name="P1">F</text:p>
          </draw:text-box>
        </draw:frame>
        <draw:line draw:style-name="gr4" draw:layer="layout" svg:x1="6.989cm" svg:y1="10.923cm" svg:x2="7.624cm" svg:y2="14.733cm">
          <text:p text:style-name="P1"/>
        </draw:line>
        <draw:line draw:style-name="gr4" draw:layer="layout" svg:x1="7.624cm" svg:y1="10.288cm" svg:x2="11.434cm" svg:y2="12.828cm">
          <text:p text:style-name="P1"/>
        </draw:line>
        <draw:line draw:style-name="gr4" draw:layer="layout" svg:x1="12.704cm" svg:y1="12.193cm" svg:x2="15.244cm" svg:y2="10.923cm">
          <text:p text:style-name="P1"/>
        </draw:line>
        <draw:line draw:style-name="gr4" draw:layer="layout" svg:x1="8.894cm" svg:y1="16.003cm" svg:x2="17.784cm" svg:y2="15.368cm">
          <text:p text:style-name="P1"/>
        </draw:line>
        <draw:line draw:style-name="gr4" draw:layer="layout" svg:x1="15.879cm" svg:y1="10.923cm" svg:x2="18.419cm" svg:y2="14.098cm">
          <text:p text:style-name="P1"/>
        </draw:line>
        <draw:line draw:style-name="gr4" draw:layer="layout" svg:x1="16.514cm" svg:y1="10.288cm" svg:x2="21.594cm" svg:y2="10.923cm">
          <text:p text:style-name="P1"/>
        </draw:line>
        <draw:line draw:style-name="gr4" draw:layer="layout" svg:x1="19.689cm" svg:y1="14.733cm" svg:x2="22.229cm" svg:y2="12.193cm">
          <text:p text:style-name="P1"/>
        </draw:line>
        <draw:frame draw:style-name="gr3" draw:layer="layout" svg:width="0.425cm" svg:height="0.937cm" svg:x="9.442cm" svg:y="10.288cm">
          <draw:text-box>
            <text:p text:style-name="P1">1</text:p>
          </draw:text-box>
        </draw:frame>
        <draw:frame draw:style-name="gr3" draw:layer="layout" svg:width="0.425cm" svg:height="0.937cm" svg:x="6.354cm" svg:y="13.073cm">
          <draw:text-box>
            <text:p text:style-name="P1">1</text:p>
          </draw:text-box>
        </draw:frame>
        <draw:frame draw:style-name="gr3" draw:layer="layout" svg:width="0.425cm" svg:height="0.937cm" svg:x="12.914cm" svg:y="16.003cm">
          <draw:text-box>
            <text:p text:style-name="P1">1</text:p>
          </draw:text-box>
        </draw:frame>
        <draw:frame draw:style-name="gr3" draw:layer="layout" svg:width="0.425cm" svg:height="0.937cm" svg:x="20.959cm" svg:y="13.708cm">
          <draw:text-box>
            <text:p text:style-name="P1">1</text:p>
          </draw:text-box>
        </draw:frame>
        <draw:frame draw:style-name="gr3" draw:layer="layout" svg:width="0.425cm" svg:height="0.937cm" svg:x="18.629cm" svg:y="9.263cm">
          <draw:text-box>
            <text:p text:style-name="P1">1</text:p>
          </draw:text-box>
        </draw:frame>
        <draw:frame draw:style-name="gr3" draw:layer="layout" svg:width="0.425cm" svg:height="0.937cm" svg:x="17.57cm" svg:y="11.803cm">
          <draw:text-box>
            <text:p text:style-name="P1">1</text:p>
          </draw:text-box>
        </draw:frame>
        <draw:frame draw:style-name="gr3" draw:layer="layout" svg:width="0.425cm" svg:height="0.937cm" svg:x="13.339cm" svg:y="10.288cm">
          <draw:text-box>
            <text:p text:style-name="P1">1</text:p>
          </draw:text-box>
        </draw:frame>
        <draw:frame draw:style-name="gr3" draw:layer="layout" svg:width="4.07cm" svg:height="0.937cm" svg:x="2.544cm" svg:y="6.35cm">
          <draw:text-box>
            <text:p text:style-name="P1">Queue: E, F</text:p>
          </draw:text-box>
        </draw:frame>
        <draw:frame draw:style-name="gr3" draw:text-style-name="P3" draw:layer="layout" svg:width="0.425cm" svg:height="0.937cm" svg:x="5.084cm" svg:y="8.89cm">
          <draw:text-box>
            <text:p text:style-name="P1"><text:span text:style-name="T1">0</text:span></text:p>
          </draw:text-box>
        </draw:frame>
        <draw:frame draw:style-name="gr3" draw:text-style-name="P3" draw:layer="layout" svg:width="0.425cm" svg:height="0.937cm" svg:x="6.988cm" svg:y="16.755cm">
          <draw:text-box>
            <text:p text:style-name="P1"><text:span text:style-name="T1">1</text:span></text:p>
          </draw:text-box>
        </draw:frame>
        <draw:frame draw:style-name="gr5" draw:text-style-name="P4" draw:layer="layout" svg:width="0.635cm" svg:height="0.937cm" svg:x="10.798cm" svg:y="13.335cm">
          <draw:text-box>
            <text:p text:style-name="P1"><text:span text:style-name="T1">1</text:span></text:p>
          </draw:text-box>
        </draw:frame>
        <draw:frame draw:style-name="gr3" draw:text-style-name="P3" draw:layer="layout" svg:width="0.425cm" svg:height="0.937cm" svg:x="14.817cm" svg:y="8.255cm">
          <draw:text-box>
            <text:p text:style-name="P1"><text:span text:style-name="T1">2</text:span></text:p>
          </draw:text-box>
        </draw:frame>
        <draw:frame draw:style-name="gr3" draw:text-style-name="P3" draw:layer="layout" svg:width="0.425cm" svg:height="0.937cm" svg:x="18.626cm" svg:y="16.51cm">
          <draw:text-box>
            <text:p text:style-name="P1"><text:span text:style-name="T1">2</text:span></text:p>
          </draw:text-box>
        </draw:frame>
        <draw:frame draw:style-name="gr3" draw:text-style-name="P3" draw:layer="layout" svg:width="0.425cm" svg:height="0.937cm" svg:x="22.225cm" svg:y="9.135cm">
          <draw:text-box>
            <text:p text:style-name="P1"><text:span text:style-name="T1">3</text:span></text:p>
          </draw:text-box>
        </draw:frame>
        <presentation:notes draw:style-name="dp2">
          <draw:page-thumbnail draw:style-name="gr1" draw:layer="layout" svg:width="13.706cm" svg:height="10.28cm" svg:x="3.647cm" svg:y="2.853cm" draw:page-number="8" presentation:class="page"/>
          <draw:frame presentation:style-name="pr2"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1T1">
        <draw:frame presentation:style-name="pr1" draw:text-style-name="P1" draw:layer="layout" svg:width="23.912cm" svg:height="3.508cm" svg:x="2.058cm" svg:y="1.543cm" presentation:class="title" presentation:user-transformed="true">
          <draw:text-box>
            <text:p text:style-name="P1">Breadth-first search</text:p>
          </draw:text-box>
        </draw:frame>
        <draw:custom-shape draw:style-name="gr2" draw:text-style-name="P2" draw:layer="layout" svg:width="1.905cm" svg:height="2.033cm" svg:x="5.72cm" svg:y="8.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8cm" svg:y="9.263cm">
          <draw:text-box>
            <text:p text:style-name="P1">A</text:p>
          </draw:text-box>
        </draw:frame>
        <draw:custom-shape draw:style-name="gr2" draw:text-style-name="P2" draw:layer="layout" svg:width="1.905cm" svg:height="2.033cm" svg:x="11.435cm" svg:y="12.06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93cm" svg:y="12.438cm">
          <draw:text-box>
            <text:p text:style-name="P1">B</text:p>
          </draw:text-box>
        </draw:frame>
        <draw:custom-shape draw:style-name="gr2" draw:text-style-name="P2" draw:layer="layout" svg:width="1.905cm" svg:height="2.033cm" svg:x="6.99cm" svg:y="14.73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8cm" svg:y="15.106cm">
          <draw:text-box>
            <text:p text:style-name="P1">C</text:p>
          </draw:text-box>
        </draw:frame>
        <draw:custom-shape draw:style-name="gr2" draw:text-style-name="P2" draw:layer="layout" svg:width="1.905cm" svg:height="2.033cm" svg:x="14.61cm" svg:y="9.01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8cm" svg:y="9.391cm">
          <draw:text-box>
            <text:p text:style-name="P1">D</text:p>
          </draw:text-box>
        </draw:frame>
        <draw:custom-shape draw:style-name="gr2" draw:text-style-name="P2" draw:layer="layout" svg:width="1.905cm" svg:height="2.033cm" svg:x="17.785cm" svg:y="14.09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43cm" svg:y="14.471cm">
          <draw:text-box>
            <text:p text:style-name="P1">E</text:p>
          </draw:text-box>
        </draw:frame>
        <draw:custom-shape draw:style-name="gr2" draw:text-style-name="P2" draw:layer="layout" svg:width="1.905cm" svg:height="2.033cm" svg:x="21.595cm" svg:y="10.28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53cm" svg:y="10.661cm">
          <draw:text-box>
            <text:p text:style-name="P1">F</text:p>
          </draw:text-box>
        </draw:frame>
        <draw:line draw:style-name="gr4" draw:layer="layout" svg:x1="6.99cm" svg:y1="10.923cm" svg:x2="7.625cm" svg:y2="14.733cm">
          <text:p text:style-name="P1"/>
        </draw:line>
        <draw:line draw:style-name="gr4" draw:layer="layout" svg:x1="7.625cm" svg:y1="10.288cm" svg:x2="11.435cm" svg:y2="12.828cm">
          <text:p text:style-name="P1"/>
        </draw:line>
        <draw:line draw:style-name="gr4" draw:layer="layout" svg:x1="12.705cm" svg:y1="12.193cm" svg:x2="15.245cm" svg:y2="10.923cm">
          <text:p text:style-name="P1"/>
        </draw:line>
        <draw:line draw:style-name="gr4" draw:layer="layout" svg:x1="8.895cm" svg:y1="16.003cm" svg:x2="17.785cm" svg:y2="15.368cm">
          <text:p text:style-name="P1"/>
        </draw:line>
        <draw:line draw:style-name="gr4" draw:layer="layout" svg:x1="15.88cm" svg:y1="10.923cm" svg:x2="18.42cm" svg:y2="14.098cm">
          <text:p text:style-name="P1"/>
        </draw:line>
        <draw:line draw:style-name="gr4" draw:layer="layout" svg:x1="16.515cm" svg:y1="10.288cm" svg:x2="21.595cm" svg:y2="10.923cm">
          <text:p text:style-name="P1"/>
        </draw:line>
        <draw:line draw:style-name="gr4" draw:layer="layout" svg:x1="19.69cm" svg:y1="14.733cm" svg:x2="22.23cm" svg:y2="12.193cm">
          <text:p text:style-name="P1"/>
        </draw:line>
        <draw:frame draw:style-name="gr3" draw:layer="layout" svg:width="0.425cm" svg:height="0.937cm" svg:x="9.443cm" svg:y="10.288cm">
          <draw:text-box>
            <text:p text:style-name="P1">1</text:p>
          </draw:text-box>
        </draw:frame>
        <draw:frame draw:style-name="gr3" draw:layer="layout" svg:width="0.425cm" svg:height="0.937cm" svg:x="6.355cm" svg:y="13.073cm">
          <draw:text-box>
            <text:p text:style-name="P1">1</text:p>
          </draw:text-box>
        </draw:frame>
        <draw:frame draw:style-name="gr3" draw:layer="layout" svg:width="0.425cm" svg:height="0.937cm" svg:x="12.915cm" svg:y="16.003cm">
          <draw:text-box>
            <text:p text:style-name="P1">1</text:p>
          </draw:text-box>
        </draw:frame>
        <draw:frame draw:style-name="gr3" draw:layer="layout" svg:width="0.425cm" svg:height="0.937cm" svg:x="20.96cm" svg:y="13.708cm">
          <draw:text-box>
            <text:p text:style-name="P1">1</text:p>
          </draw:text-box>
        </draw:frame>
        <draw:frame draw:style-name="gr3" draw:layer="layout" svg:width="0.425cm" svg:height="0.937cm" svg:x="18.63cm" svg:y="9.263cm">
          <draw:text-box>
            <text:p text:style-name="P1">1</text:p>
          </draw:text-box>
        </draw:frame>
        <draw:frame draw:style-name="gr3" draw:layer="layout" svg:width="0.425cm" svg:height="0.937cm" svg:x="17.571cm" svg:y="11.803cm">
          <draw:text-box>
            <text:p text:style-name="P1">1</text:p>
          </draw:text-box>
        </draw:frame>
        <draw:frame draw:style-name="gr3" draw:layer="layout" svg:width="0.425cm" svg:height="0.937cm" svg:x="13.34cm" svg:y="10.288cm">
          <draw:text-box>
            <text:p text:style-name="P1">1</text:p>
          </draw:text-box>
        </draw:frame>
        <draw:frame draw:style-name="gr3" draw:layer="layout" svg:width="3.13cm" svg:height="0.937cm" svg:x="2.545cm" svg:y="6.35cm">
          <draw:text-box>
            <text:p text:style-name="P1">Queue: F</text:p>
          </draw:text-box>
        </draw:frame>
        <draw:frame draw:style-name="gr3" draw:text-style-name="P3" draw:layer="layout" svg:width="0.425cm" svg:height="0.937cm" svg:x="5.085cm" svg:y="8.89cm">
          <draw:text-box>
            <text:p text:style-name="P1"><text:span text:style-name="T1">0</text:span></text:p>
          </draw:text-box>
        </draw:frame>
        <draw:frame draw:style-name="gr3" draw:text-style-name="P3" draw:layer="layout" svg:width="0.425cm" svg:height="0.937cm" svg:x="6.989cm" svg:y="16.755cm">
          <draw:text-box>
            <text:p text:style-name="P1"><text:span text:style-name="T1">1</text:span></text:p>
          </draw:text-box>
        </draw:frame>
        <draw:frame draw:style-name="gr5" draw:text-style-name="P4" draw:layer="layout" svg:width="0.635cm" svg:height="0.937cm" svg:x="10.799cm" svg:y="13.335cm">
          <draw:text-box>
            <text:p text:style-name="P1"><text:span text:style-name="T1">1</text:span></text:p>
          </draw:text-box>
        </draw:frame>
        <draw:frame draw:style-name="gr3" draw:text-style-name="P3" draw:layer="layout" svg:width="0.425cm" svg:height="0.937cm" svg:x="14.818cm" svg:y="8.255cm">
          <draw:text-box>
            <text:p text:style-name="P1"><text:span text:style-name="T1">2</text:span></text:p>
          </draw:text-box>
        </draw:frame>
        <draw:frame draw:style-name="gr3" draw:text-style-name="P3" draw:layer="layout" svg:width="0.425cm" svg:height="0.937cm" svg:x="18.627cm" svg:y="16.51cm">
          <draw:text-box>
            <text:p text:style-name="P1"><text:span text:style-name="T1">2</text:span></text:p>
          </draw:text-box>
        </draw:frame>
        <draw:frame draw:style-name="gr3" draw:text-style-name="P3" draw:layer="layout" svg:width="0.425cm" svg:height="0.937cm" svg:x="22.226cm" svg:y="9.135cm">
          <draw:text-box>
            <text:p text:style-name="P1"><text:span text:style-name="T1">3</text:span></text:p>
          </draw:text-box>
        </draw:frame>
        <presentation:notes draw:style-name="dp2">
          <draw:page-thumbnail draw:style-name="gr1" draw:layer="layout" svg:width="13.706cm" svg:height="10.28cm" svg:x="3.647cm" svg:y="2.853cm" draw:page-number="9" presentation:class="page"/>
          <draw:frame presentation:style-name="pr2" draw:text-style-name="P1" draw:layer="layout" svg:width="14.518cm" svg:height="11.411cm" svg:x="3.249cm" svg:y="14.13cm" presentation:class="notes" presentation:placeholder="true">
            <draw:text-box/>
          </draw:frame>
        </presentation:notes>
      </draw:page>
      <draw:page draw:name="page10" draw:style-name="dp1" draw:master-page-name="lyt-cool" presentation:presentation-page-layout-name="AL1T1">
        <draw:frame presentation:style-name="pr1" draw:text-style-name="P1" draw:layer="layout" svg:width="23.912cm" svg:height="3.508cm" svg:x="2.058cm" svg:y="1.543cm" presentation:class="title">
          <draw:text-box>
            <text:p text:style-name="P1">Breadth-first search</text:p>
          </draw:text-box>
        </draw:frame>
        <draw:custom-shape draw:style-name="gr2" draw:text-style-name="P2" draw:layer="layout" svg:width="1.905cm" svg:height="2.033cm" svg:x="5.72cm" svg:y="8.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8cm" svg:y="9.263cm">
          <draw:text-box>
            <text:p text:style-name="P1">A</text:p>
          </draw:text-box>
        </draw:frame>
        <draw:custom-shape draw:style-name="gr2" draw:text-style-name="P2" draw:layer="layout" svg:width="1.905cm" svg:height="2.033cm" svg:x="11.435cm" svg:y="12.06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93cm" svg:y="12.438cm">
          <draw:text-box>
            <text:p text:style-name="P1">B</text:p>
          </draw:text-box>
        </draw:frame>
        <draw:custom-shape draw:style-name="gr2" draw:text-style-name="P2" draw:layer="layout" svg:width="1.905cm" svg:height="2.033cm" svg:x="6.99cm" svg:y="14.73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8cm" svg:y="15.106cm">
          <draw:text-box>
            <text:p text:style-name="P1">C</text:p>
          </draw:text-box>
        </draw:frame>
        <draw:custom-shape draw:style-name="gr2" draw:text-style-name="P2" draw:layer="layout" svg:width="1.905cm" svg:height="2.033cm" svg:x="14.61cm" svg:y="9.01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8cm" svg:y="9.391cm">
          <draw:text-box>
            <text:p text:style-name="P1">D</text:p>
          </draw:text-box>
        </draw:frame>
        <draw:custom-shape draw:style-name="gr2" draw:text-style-name="P2" draw:layer="layout" svg:width="1.905cm" svg:height="2.033cm" svg:x="17.785cm" svg:y="14.09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43cm" svg:y="14.471cm">
          <draw:text-box>
            <text:p text:style-name="P1">E</text:p>
          </draw:text-box>
        </draw:frame>
        <draw:custom-shape draw:style-name="gr2" draw:text-style-name="P2" draw:layer="layout" svg:width="1.905cm" svg:height="2.033cm" svg:x="21.595cm" svg:y="10.28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53cm" svg:y="10.661cm">
          <draw:text-box>
            <text:p text:style-name="P1">F</text:p>
          </draw:text-box>
        </draw:frame>
        <draw:line draw:style-name="gr4" draw:layer="layout" svg:x1="6.99cm" svg:y1="10.923cm" svg:x2="7.625cm" svg:y2="14.733cm">
          <text:p text:style-name="P1"/>
        </draw:line>
        <draw:line draw:style-name="gr4" draw:layer="layout" svg:x1="7.625cm" svg:y1="10.288cm" svg:x2="11.435cm" svg:y2="12.828cm">
          <text:p text:style-name="P1"/>
        </draw:line>
        <draw:line draw:style-name="gr4" draw:layer="layout" svg:x1="12.705cm" svg:y1="12.193cm" svg:x2="15.245cm" svg:y2="10.923cm">
          <text:p text:style-name="P1"/>
        </draw:line>
        <draw:line draw:style-name="gr4" draw:layer="layout" svg:x1="8.895cm" svg:y1="16.003cm" svg:x2="17.785cm" svg:y2="15.368cm">
          <text:p text:style-name="P1"/>
        </draw:line>
        <draw:line draw:style-name="gr4" draw:layer="layout" svg:x1="15.88cm" svg:y1="10.923cm" svg:x2="18.42cm" svg:y2="14.098cm">
          <text:p text:style-name="P1"/>
        </draw:line>
        <draw:line draw:style-name="gr4" draw:layer="layout" svg:x1="16.515cm" svg:y1="10.288cm" svg:x2="21.595cm" svg:y2="10.923cm">
          <text:p text:style-name="P1"/>
        </draw:line>
        <draw:line draw:style-name="gr4" draw:layer="layout" svg:x1="19.69cm" svg:y1="14.733cm" svg:x2="22.23cm" svg:y2="12.193cm">
          <text:p text:style-name="P1"/>
        </draw:line>
        <draw:frame draw:style-name="gr3" draw:layer="layout" svg:width="0.425cm" svg:height="0.937cm" svg:x="9.443cm" svg:y="10.288cm">
          <draw:text-box>
            <text:p text:style-name="P1">1</text:p>
          </draw:text-box>
        </draw:frame>
        <draw:frame draw:style-name="gr3" draw:layer="layout" svg:width="0.425cm" svg:height="0.937cm" svg:x="6.355cm" svg:y="13.073cm">
          <draw:text-box>
            <text:p text:style-name="P1">1</text:p>
          </draw:text-box>
        </draw:frame>
        <draw:frame draw:style-name="gr3" draw:layer="layout" svg:width="0.425cm" svg:height="0.937cm" svg:x="12.915cm" svg:y="16.003cm">
          <draw:text-box>
            <text:p text:style-name="P1">1</text:p>
          </draw:text-box>
        </draw:frame>
        <draw:frame draw:style-name="gr3" draw:layer="layout" svg:width="0.425cm" svg:height="0.937cm" svg:x="20.96cm" svg:y="13.708cm">
          <draw:text-box>
            <text:p text:style-name="P1">1</text:p>
          </draw:text-box>
        </draw:frame>
        <draw:frame draw:style-name="gr3" draw:layer="layout" svg:width="0.425cm" svg:height="0.937cm" svg:x="18.63cm" svg:y="9.263cm">
          <draw:text-box>
            <text:p text:style-name="P1">1</text:p>
          </draw:text-box>
        </draw:frame>
        <draw:frame draw:style-name="gr3" draw:layer="layout" svg:width="0.425cm" svg:height="0.937cm" svg:x="17.571cm" svg:y="11.803cm">
          <draw:text-box>
            <text:p text:style-name="P1">1</text:p>
          </draw:text-box>
        </draw:frame>
        <draw:frame draw:style-name="gr3" draw:layer="layout" svg:width="0.425cm" svg:height="0.937cm" svg:x="13.34cm" svg:y="10.288cm">
          <draw:text-box>
            <text:p text:style-name="P1">1</text:p>
          </draw:text-box>
        </draw:frame>
        <draw:frame draw:style-name="gr3" draw:layer="layout" svg:width="2.449cm" svg:height="0.937cm" svg:x="2.545cm" svg:y="6.35cm">
          <draw:text-box>
            <text:p text:style-name="P1">Queue:</text:p>
          </draw:text-box>
        </draw:frame>
        <draw:frame draw:style-name="gr3" draw:text-style-name="P3" draw:layer="layout" svg:width="0.425cm" svg:height="0.937cm" svg:x="5.085cm" svg:y="8.89cm">
          <draw:text-box>
            <text:p text:style-name="P1"><text:span text:style-name="T1">0</text:span></text:p>
          </draw:text-box>
        </draw:frame>
        <draw:frame draw:style-name="gr3" draw:text-style-name="P3" draw:layer="layout" svg:width="0.425cm" svg:height="0.937cm" svg:x="6.989cm" svg:y="16.755cm">
          <draw:text-box>
            <text:p text:style-name="P1"><text:span text:style-name="T1">1</text:span></text:p>
          </draw:text-box>
        </draw:frame>
        <draw:frame draw:style-name="gr5" draw:text-style-name="P4" draw:layer="layout" svg:width="0.635cm" svg:height="0.937cm" svg:x="10.799cm" svg:y="13.335cm">
          <draw:text-box>
            <text:p text:style-name="P1"><text:span text:style-name="T1">1</text:span></text:p>
          </draw:text-box>
        </draw:frame>
        <draw:frame draw:style-name="gr3" draw:text-style-name="P3" draw:layer="layout" svg:width="0.425cm" svg:height="0.937cm" svg:x="14.818cm" svg:y="8.255cm">
          <draw:text-box>
            <text:p text:style-name="P1"><text:span text:style-name="T1">2</text:span></text:p>
          </draw:text-box>
        </draw:frame>
        <draw:frame draw:style-name="gr3" draw:text-style-name="P3" draw:layer="layout" svg:width="0.425cm" svg:height="0.937cm" svg:x="18.627cm" svg:y="16.51cm">
          <draw:text-box>
            <text:p text:style-name="P1"><text:span text:style-name="T1">2</text:span></text:p>
          </draw:text-box>
        </draw:frame>
        <draw:frame draw:style-name="gr3" draw:text-style-name="P3" draw:layer="layout" svg:width="0.425cm" svg:height="0.937cm" svg:x="22.226cm" svg:y="9.135cm">
          <draw:text-box>
            <text:p text:style-name="P1"><text:span text:style-name="T1">3</text:span></text:p>
          </draw:text-box>
        </draw:frame>
        <presentation:notes draw:style-name="dp2">
          <draw:page-thumbnail draw:style-name="gr1" draw:layer="layout" svg:width="13.706cm" svg:height="10.28cm" svg:x="3.647cm" svg:y="2.853cm" draw:page-number="10" presentation:class="page"/>
          <draw:frame presentation:style-name="pr2" draw:text-style-name="P1" draw:layer="layout" svg:width="14.518cm" svg:height="11.411cm" svg:x="3.249cm" svg:y="14.13cm" presentation:class="notes" presentation:placeholder="true">
            <draw:text-box/>
          </draw:frame>
        </presentation:notes>
      </draw:page>
      <draw:page draw:name="page11" draw:style-name="dp1" draw:master-page-name="lyt-cool" presentation:presentation-page-layout-name="AL1T1">
        <draw:frame presentation:style-name="pr1" draw:text-style-name="P1" draw:layer="layout" svg:width="23.912cm" svg:height="3.508cm" svg:x="2.058cm" svg:y="1.543cm" presentation:class="title">
          <draw:text-box>
            <text:p text:style-name="P1">Breadth-first search</text:p>
          </draw:text-box>
        </draw:frame>
        <draw:frame presentation:style-name="pr5" draw:text-style-name="P5" draw:layer="layout" svg:width="23.912cm" svg:height="13.231cm" svg:x="2.058cm" svg:y="5.838cm" presentation:class="outline">
          <draw:text-box>
            <text:list text:style-name="L3">
              <text:list-item>
                <text:p text:style-name="P5">Time: O(n+e)</text:p>
              </text:list-item>
            </text:list>
          </draw:text-box>
        </draw:frame>
        <presentation:notes draw:style-name="dp2">
          <draw:page-thumbnail draw:style-name="gr1" draw:layer="layout" svg:width="13.706cm" svg:height="10.28cm" svg:x="3.647cm" svg:y="2.853cm" draw:page-number="11" presentation:class="page"/>
          <draw:frame presentation:style-name="pr2" draw:text-style-name="P1" draw:layer="layout" svg:width="14.518cm" svg:height="11.411cm" svg:x="3.249cm" svg:y="14.13cm" presentation:class="notes" presentation:placeholder="true">
            <draw:text-box/>
          </draw:frame>
        </presentation:notes>
      </draw:page>
      <draw:page draw:name="page12" draw:style-name="dp1" draw:master-page-name="lyt-cool" presentation:presentation-page-layout-name="AL1T1">
        <draw:frame presentation:style-name="pr1" draw:text-style-name="P1" draw:layer="layout" svg:width="23.912cm" svg:height="3.508cm" svg:x="2.058cm" svg:y="1.543cm" presentation:class="title">
          <draw:text-box>
            <text:p text:style-name="P1">Dijkstra's algorithm</text:p>
          </draw:text-box>
        </draw:frame>
        <draw:custom-shape draw:style-name="gr2" draw:text-style-name="P2" draw:layer="layout" svg:width="1.905cm" svg:height="2.033cm" svg:x="5.715cm" svg:y="8.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3cm" svg:y="9.263cm">
          <draw:text-box>
            <text:p text:style-name="P1">A</text:p>
          </draw:text-box>
        </draw:frame>
        <draw:custom-shape draw:style-name="gr2" draw:text-style-name="P2" draw:layer="layout" svg:width="1.905cm" svg:height="2.033cm" svg:x="11.43cm" svg:y="12.06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8cm" svg:y="12.438cm">
          <draw:text-box>
            <text:p text:style-name="P1">B</text:p>
          </draw:text-box>
        </draw:frame>
        <draw:custom-shape draw:style-name="gr2" draw:text-style-name="P2" draw:layer="layout" svg:width="1.905cm" svg:height="2.033cm" svg:x="6.985cm" svg:y="14.73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3cm" svg:y="15.106cm">
          <draw:text-box>
            <text:p text:style-name="P1">C</text:p>
          </draw:text-box>
        </draw:frame>
        <draw:custom-shape draw:style-name="gr2" draw:text-style-name="P2" draw:layer="layout" svg:width="1.905cm" svg:height="2.033cm" svg:x="14.605cm" svg:y="9.01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3cm" svg:y="9.391cm">
          <draw:text-box>
            <text:p text:style-name="P1">D</text:p>
          </draw:text-box>
        </draw:frame>
        <draw:custom-shape draw:style-name="gr2" draw:text-style-name="P2" draw:layer="layout" svg:width="1.905cm" svg:height="2.033cm" svg:x="17.78cm" svg:y="14.09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8cm" svg:y="14.471cm">
          <draw:text-box>
            <text:p text:style-name="P1">E</text:p>
          </draw:text-box>
        </draw:frame>
        <draw:custom-shape draw:style-name="gr2" draw:text-style-name="P2" draw:layer="layout" svg:width="1.905cm" svg:height="2.033cm" svg:x="21.59cm" svg:y="10.28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8cm" svg:y="10.661cm">
          <draw:text-box>
            <text:p text:style-name="P1">F</text:p>
          </draw:text-box>
        </draw:frame>
        <draw:line draw:style-name="gr4" draw:layer="layout" svg:x1="6.985cm" svg:y1="10.923cm" svg:x2="7.62cm" svg:y2="14.733cm">
          <text:p text:style-name="P1"/>
        </draw:line>
        <draw:line draw:style-name="gr4" draw:layer="layout" svg:x1="7.62cm" svg:y1="10.288cm" svg:x2="11.43cm" svg:y2="12.828cm">
          <text:p text:style-name="P1"/>
        </draw:line>
        <draw:line draw:style-name="gr4" draw:layer="layout" svg:x1="12.7cm" svg:y1="12.193cm" svg:x2="15.24cm" svg:y2="10.923cm">
          <text:p text:style-name="P1"/>
        </draw:line>
        <draw:line draw:style-name="gr4" draw:layer="layout" svg:x1="8.89cm" svg:y1="16.003cm" svg:x2="17.78cm" svg:y2="15.368cm">
          <text:p text:style-name="P1"/>
        </draw:line>
        <draw:line draw:style-name="gr4" draw:layer="layout" svg:x1="15.875cm" svg:y1="10.923cm" svg:x2="18.415cm" svg:y2="14.098cm">
          <text:p text:style-name="P1"/>
        </draw:line>
        <draw:line draw:style-name="gr4" draw:layer="layout" svg:x1="16.51cm" svg:y1="10.288cm" svg:x2="21.59cm" svg:y2="10.923cm">
          <text:p text:style-name="P1"/>
        </draw:line>
        <draw:line draw:style-name="gr4" draw:layer="layout" svg:x1="19.685cm" svg:y1="14.733cm" svg:x2="22.225cm" svg:y2="12.193cm">
          <text:p text:style-name="P1"/>
        </draw:line>
        <draw:frame draw:style-name="gr3" draw:layer="layout" svg:width="0.425cm" svg:height="0.937cm" svg:x="9.438cm" svg:y="10.288cm">
          <draw:text-box>
            <text:p text:style-name="P1">5</text:p>
          </draw:text-box>
        </draw:frame>
        <draw:frame draw:style-name="gr3" draw:layer="layout" svg:width="0.425cm" svg:height="0.937cm" svg:x="6.35cm" svg:y="13.073cm">
          <draw:text-box>
            <text:p text:style-name="P1">2</text:p>
          </draw:text-box>
        </draw:frame>
        <draw:frame draw:style-name="gr3" draw:layer="layout" svg:width="0.425cm" svg:height="0.937cm" svg:x="12.91cm" svg:y="16.003cm">
          <draw:text-box>
            <text:p text:style-name="P1">3</text:p>
          </draw:text-box>
        </draw:frame>
        <draw:frame draw:style-name="gr3" draw:layer="layout" svg:width="0.425cm" svg:height="0.937cm" svg:x="20.955cm" svg:y="13.708cm">
          <draw:text-box>
            <text:p text:style-name="P1">6</text:p>
          </draw:text-box>
        </draw:frame>
        <draw:frame draw:style-name="gr3" draw:layer="layout" svg:width="0.425cm" svg:height="0.937cm" svg:x="18.625cm" svg:y="9.263cm">
          <draw:text-box>
            <text:p text:style-name="P1">2</text:p>
          </draw:text-box>
        </draw:frame>
        <draw:frame draw:style-name="gr3" draw:layer="layout" svg:width="0.849cm" svg:height="0.937cm" svg:x="17.566cm" svg:y="11.803cm">
          <draw:text-box>
            <text:p text:style-name="P1">10</text:p>
          </draw:text-box>
        </draw:frame>
        <draw:frame draw:style-name="gr3" draw:layer="layout" svg:width="0.425cm" svg:height="0.937cm" svg:x="13.335cm" svg:y="10.288cm">
          <draw:text-box>
            <text:p text:style-name="P1">1</text:p>
          </draw:text-box>
        </draw:frame>
        <presentation:notes draw:style-name="dp2">
          <draw:page-thumbnail draw:style-name="gr1" draw:layer="layout" svg:width="13.706cm" svg:height="10.28cm" svg:x="3.647cm" svg:y="2.853cm" draw:page-number="12" presentation:class="page"/>
          <draw:frame presentation:style-name="pr2" draw:text-style-name="P1" draw:layer="layout" svg:width="14.518cm" svg:height="11.411cm" svg:x="3.249cm" svg:y="14.13cm" presentation:class="notes" presentation:placeholder="true">
            <draw:text-box/>
          </draw:frame>
        </presentation:notes>
      </draw:page>
      <draw:page draw:name="page13" draw:style-name="dp1" draw:master-page-name="lyt-cool" presentation:presentation-page-layout-name="AL1T1">
        <draw:frame presentation:style-name="pr1" draw:text-style-name="P1" draw:layer="layout" svg:width="23.912cm" svg:height="3.508cm" svg:x="2.058cm" svg:y="1.543cm" presentation:class="title">
          <draw:text-box>
            <text:p text:style-name="P1">Dijkstra's algorithm</text:p>
          </draw:text-box>
        </draw:frame>
        <draw:custom-shape draw:style-name="gr2" draw:text-style-name="P2" draw:layer="layout" svg:width="1.905cm" svg:height="2.033cm" svg:x="5.715cm" svg:y="8.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3cm" svg:y="9.263cm">
          <draw:text-box>
            <text:p text:style-name="P1">A</text:p>
          </draw:text-box>
        </draw:frame>
        <draw:custom-shape draw:style-name="gr2" draw:text-style-name="P2" draw:layer="layout" svg:width="1.905cm" svg:height="2.033cm" svg:x="11.43cm" svg:y="12.06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8cm" svg:y="12.438cm">
          <draw:text-box>
            <text:p text:style-name="P1">B</text:p>
          </draw:text-box>
        </draw:frame>
        <draw:custom-shape draw:style-name="gr2" draw:text-style-name="P2" draw:layer="layout" svg:width="1.905cm" svg:height="2.033cm" svg:x="6.985cm" svg:y="14.73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3cm" svg:y="15.106cm">
          <draw:text-box>
            <text:p text:style-name="P1">C</text:p>
          </draw:text-box>
        </draw:frame>
        <draw:custom-shape draw:style-name="gr2" draw:text-style-name="P2" draw:layer="layout" svg:width="1.905cm" svg:height="2.033cm" svg:x="14.605cm" svg:y="9.01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3cm" svg:y="9.391cm">
          <draw:text-box>
            <text:p text:style-name="P1">D</text:p>
          </draw:text-box>
        </draw:frame>
        <draw:custom-shape draw:style-name="gr2" draw:text-style-name="P2" draw:layer="layout" svg:width="1.905cm" svg:height="2.033cm" svg:x="17.78cm" svg:y="14.09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8cm" svg:y="14.471cm">
          <draw:text-box>
            <text:p text:style-name="P1">E</text:p>
          </draw:text-box>
        </draw:frame>
        <draw:custom-shape draw:style-name="gr2" draw:text-style-name="P2" draw:layer="layout" svg:width="1.905cm" svg:height="2.033cm" svg:x="21.59cm" svg:y="10.28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8cm" svg:y="10.661cm">
          <draw:text-box>
            <text:p text:style-name="P1">F</text:p>
          </draw:text-box>
        </draw:frame>
        <draw:line draw:style-name="gr4" draw:layer="layout" svg:x1="6.985cm" svg:y1="10.923cm" svg:x2="7.62cm" svg:y2="14.733cm">
          <text:p text:style-name="P1"/>
        </draw:line>
        <draw:line draw:style-name="gr4" draw:layer="layout" svg:x1="7.62cm" svg:y1="10.288cm" svg:x2="11.43cm" svg:y2="12.828cm">
          <text:p text:style-name="P1"/>
        </draw:line>
        <draw:line draw:style-name="gr4" draw:layer="layout" svg:x1="12.7cm" svg:y1="12.193cm" svg:x2="15.24cm" svg:y2="10.923cm">
          <text:p text:style-name="P1"/>
        </draw:line>
        <draw:line draw:style-name="gr4" draw:layer="layout" svg:x1="8.89cm" svg:y1="16.003cm" svg:x2="17.78cm" svg:y2="15.368cm">
          <text:p text:style-name="P1"/>
        </draw:line>
        <draw:line draw:style-name="gr4" draw:layer="layout" svg:x1="15.875cm" svg:y1="10.923cm" svg:x2="18.415cm" svg:y2="14.098cm">
          <text:p text:style-name="P1"/>
        </draw:line>
        <draw:line draw:style-name="gr4" draw:layer="layout" svg:x1="16.51cm" svg:y1="10.288cm" svg:x2="21.59cm" svg:y2="10.923cm">
          <text:p text:style-name="P1"/>
        </draw:line>
        <draw:line draw:style-name="gr4" draw:layer="layout" svg:x1="19.685cm" svg:y1="14.733cm" svg:x2="22.225cm" svg:y2="12.193cm">
          <text:p text:style-name="P1"/>
        </draw:line>
        <draw:frame draw:style-name="gr3" draw:layer="layout" svg:width="0.425cm" svg:height="0.937cm" svg:x="9.438cm" svg:y="10.288cm">
          <draw:text-box>
            <text:p text:style-name="P1">5</text:p>
          </draw:text-box>
        </draw:frame>
        <draw:frame draw:style-name="gr3" draw:layer="layout" svg:width="0.425cm" svg:height="0.937cm" svg:x="6.35cm" svg:y="13.073cm">
          <draw:text-box>
            <text:p text:style-name="P1">2</text:p>
          </draw:text-box>
        </draw:frame>
        <draw:frame draw:style-name="gr3" draw:layer="layout" svg:width="0.425cm" svg:height="0.937cm" svg:x="12.91cm" svg:y="16.003cm">
          <draw:text-box>
            <text:p text:style-name="P1">3</text:p>
          </draw:text-box>
        </draw:frame>
        <draw:frame draw:style-name="gr3" draw:layer="layout" svg:width="0.425cm" svg:height="0.937cm" svg:x="20.955cm" svg:y="13.708cm">
          <draw:text-box>
            <text:p text:style-name="P1">6</text:p>
          </draw:text-box>
        </draw:frame>
        <draw:frame draw:style-name="gr3" draw:layer="layout" svg:width="0.425cm" svg:height="0.937cm" svg:x="18.625cm" svg:y="9.263cm">
          <draw:text-box>
            <text:p text:style-name="P1">2</text:p>
          </draw:text-box>
        </draw:frame>
        <draw:frame draw:style-name="gr3" draw:layer="layout" svg:width="0.849cm" svg:height="0.937cm" svg:x="17.566cm" svg:y="11.803cm">
          <draw:text-box>
            <text:p text:style-name="P1">10</text:p>
          </draw:text-box>
        </draw:frame>
        <draw:frame draw:style-name="gr3" draw:layer="layout" svg:width="0.425cm" svg:height="0.937cm" svg:x="13.335cm" svg:y="10.288cm">
          <draw:text-box>
            <text:p text:style-name="P1">1</text:p>
          </draw:text-box>
        </draw:frame>
        <draw:frame draw:style-name="gr3" draw:layer="layout" svg:width="10.738cm" svg:height="0.937cm" svg:x="1.905cm" svg:y="5.96cm">
          <draw:text-box>
            <text:p text:style-name="P1">Priority queue: A, B, C, D, E, F</text:p>
          </draw:text-box>
        </draw:frame>
        <draw:frame draw:style-name="gr3" draw:text-style-name="P3" draw:layer="layout" svg:width="0.425cm" svg:height="0.937cm" svg:x="5.08cm" svg:y="9.135cm">
          <draw:text-box>
            <text:p text:style-name="P1"><text:span text:style-name="T1">0</text:span></text:p>
          </draw:text-box>
        </draw:frame>
        <draw:frame draw:style-name="gr3" draw:text-style-name="P3" draw:layer="layout" svg:width="0.849cm" svg:height="0.937cm" svg:x="10.581cm" svg:y="13.335cm">
          <draw:text-box>
            <text:p text:style-name="P1"><text:span text:style-name="T1">oo</text:span></text:p>
          </draw:text-box>
        </draw:frame>
        <draw:frame draw:style-name="gr6" draw:text-style-name="P4" draw:layer="layout" svg:width="0.849cm" svg:height="1.904cm" svg:x="6.771cm" svg:y="16.755cm">
          <draw:text-box>
            <text:p text:style-name="P1"><text:span text:style-name="T1">oo</text:span></text:p>
          </draw:text-box>
        </draw:frame>
        <draw:frame draw:style-name="gr3" draw:text-style-name="P3" draw:layer="layout" svg:width="0.849cm" svg:height="0.937cm" svg:x="16.296cm" svg:y="8.5cm">
          <draw:text-box>
            <text:p text:style-name="P1"><text:span text:style-name="T1">oo</text:span></text:p>
          </draw:text-box>
        </draw:frame>
        <draw:frame draw:style-name="gr3" draw:text-style-name="P3" draw:layer="layout" svg:width="0.849cm" svg:height="0.937cm" svg:x="18.836cm" svg:y="16.12cm">
          <draw:text-box>
            <text:p text:style-name="P1"><text:span text:style-name="T1">oo</text:span></text:p>
          </draw:text-box>
        </draw:frame>
        <draw:frame draw:style-name="gr3" draw:text-style-name="P3" draw:layer="layout" svg:width="0.849cm" svg:height="0.937cm" svg:x="23.916cm" svg:y="10.795cm">
          <draw:text-box>
            <text:p text:style-name="P1"><text:span text:style-name="T1">oo</text:span></text:p>
          </draw:text-box>
        </draw:frame>
        <presentation:notes draw:style-name="dp2">
          <draw:page-thumbnail draw:style-name="gr1" draw:layer="layout" svg:width="13.706cm" svg:height="10.28cm" svg:x="3.647cm" svg:y="2.853cm" draw:page-number="13" presentation:class="page"/>
          <draw:frame presentation:style-name="pr2" draw:text-style-name="P1" draw:layer="layout" svg:width="14.518cm" svg:height="11.411cm" svg:x="3.249cm" svg:y="14.13cm" presentation:class="notes" presentation:placeholder="true">
            <draw:text-box/>
          </draw:frame>
        </presentation:notes>
      </draw:page>
      <draw:page draw:name="page14" draw:style-name="dp1" draw:master-page-name="lyt-cool" presentation:presentation-page-layout-name="AL1T1">
        <draw:frame presentation:style-name="pr1" draw:text-style-name="P1" draw:layer="layout" svg:width="23.912cm" svg:height="3.508cm" svg:x="2.058cm" svg:y="1.543cm" presentation:class="title">
          <draw:text-box>
            <text:p text:style-name="P1">Dijkstra's algorithm</text:p>
          </draw:text-box>
        </draw:frame>
        <draw:custom-shape draw:style-name="gr2" draw:text-style-name="P2" draw:layer="layout" svg:width="1.905cm" svg:height="2.033cm" svg:x="5.715cm" svg:y="8.891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3cm" svg:y="9.264cm">
          <draw:text-box>
            <text:p text:style-name="P1">A</text:p>
          </draw:text-box>
        </draw:frame>
        <draw:custom-shape draw:style-name="gr2" draw:text-style-name="P2" draw:layer="layout" svg:width="1.905cm" svg:height="2.033cm" svg:x="11.43cm" svg:y="12.066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8cm" svg:y="12.439cm">
          <draw:text-box>
            <text:p text:style-name="P1">B</text:p>
          </draw:text-box>
        </draw:frame>
        <draw:custom-shape draw:style-name="gr2" draw:text-style-name="P2" draw:layer="layout" svg:width="1.905cm" svg:height="2.033cm" svg:x="6.985cm" svg:y="14.734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3cm" svg:y="15.107cm">
          <draw:text-box>
            <text:p text:style-name="P1">C</text:p>
          </draw:text-box>
        </draw:frame>
        <draw:custom-shape draw:style-name="gr2" draw:text-style-name="P2" draw:layer="layout" svg:width="1.905cm" svg:height="2.033cm" svg:x="14.605cm" svg:y="9.01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3cm" svg:y="9.392cm">
          <draw:text-box>
            <text:p text:style-name="P1">D</text:p>
          </draw:text-box>
        </draw:frame>
        <draw:custom-shape draw:style-name="gr2" draw:text-style-name="P2" draw:layer="layout" svg:width="1.905cm" svg:height="2.033cm" svg:x="17.78cm" svg:y="14.09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8cm" svg:y="14.472cm">
          <draw:text-box>
            <text:p text:style-name="P1">E</text:p>
          </draw:text-box>
        </draw:frame>
        <draw:custom-shape draw:style-name="gr2" draw:text-style-name="P2" draw:layer="layout" svg:width="1.905cm" svg:height="2.033cm" svg:x="21.59cm" svg:y="10.28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8cm" svg:y="10.662cm">
          <draw:text-box>
            <text:p text:style-name="P1">F</text:p>
          </draw:text-box>
        </draw:frame>
        <draw:line draw:style-name="gr4" draw:layer="layout" svg:x1="6.985cm" svg:y1="10.924cm" svg:x2="7.62cm" svg:y2="14.734cm">
          <text:p text:style-name="P1"/>
        </draw:line>
        <draw:line draw:style-name="gr4" draw:layer="layout" svg:x1="7.62cm" svg:y1="10.289cm" svg:x2="11.43cm" svg:y2="12.829cm">
          <text:p text:style-name="P1"/>
        </draw:line>
        <draw:line draw:style-name="gr4" draw:layer="layout" svg:x1="12.7cm" svg:y1="12.194cm" svg:x2="15.24cm" svg:y2="10.924cm">
          <text:p text:style-name="P1"/>
        </draw:line>
        <draw:line draw:style-name="gr4" draw:layer="layout" svg:x1="8.89cm" svg:y1="16.004cm" svg:x2="17.78cm" svg:y2="15.369cm">
          <text:p text:style-name="P1"/>
        </draw:line>
        <draw:line draw:style-name="gr4" draw:layer="layout" svg:x1="15.875cm" svg:y1="10.924cm" svg:x2="18.415cm" svg:y2="14.099cm">
          <text:p text:style-name="P1"/>
        </draw:line>
        <draw:line draw:style-name="gr4" draw:layer="layout" svg:x1="16.51cm" svg:y1="10.289cm" svg:x2="21.59cm" svg:y2="10.924cm">
          <text:p text:style-name="P1"/>
        </draw:line>
        <draw:line draw:style-name="gr4" draw:layer="layout" svg:x1="19.685cm" svg:y1="14.734cm" svg:x2="22.225cm" svg:y2="12.194cm">
          <text:p text:style-name="P1"/>
        </draw:line>
        <draw:frame draw:style-name="gr3" draw:layer="layout" svg:width="0.425cm" svg:height="0.937cm" svg:x="9.438cm" svg:y="10.289cm">
          <draw:text-box>
            <text:p text:style-name="P1">5</text:p>
          </draw:text-box>
        </draw:frame>
        <draw:frame draw:style-name="gr3" draw:layer="layout" svg:width="0.425cm" svg:height="0.937cm" svg:x="6.35cm" svg:y="13.074cm">
          <draw:text-box>
            <text:p text:style-name="P1">2</text:p>
          </draw:text-box>
        </draw:frame>
        <draw:frame draw:style-name="gr3" draw:layer="layout" svg:width="0.425cm" svg:height="0.937cm" svg:x="12.91cm" svg:y="16.004cm">
          <draw:text-box>
            <text:p text:style-name="P1">3</text:p>
          </draw:text-box>
        </draw:frame>
        <draw:frame draw:style-name="gr3" draw:layer="layout" svg:width="0.425cm" svg:height="0.937cm" svg:x="20.955cm" svg:y="13.709cm">
          <draw:text-box>
            <text:p text:style-name="P1">6</text:p>
          </draw:text-box>
        </draw:frame>
        <draw:frame draw:style-name="gr3" draw:layer="layout" svg:width="0.425cm" svg:height="0.937cm" svg:x="18.625cm" svg:y="9.264cm">
          <draw:text-box>
            <text:p text:style-name="P1">2</text:p>
          </draw:text-box>
        </draw:frame>
        <draw:frame draw:style-name="gr3" draw:layer="layout" svg:width="0.849cm" svg:height="0.937cm" svg:x="17.566cm" svg:y="11.804cm">
          <draw:text-box>
            <text:p text:style-name="P1">10</text:p>
          </draw:text-box>
        </draw:frame>
        <draw:frame draw:style-name="gr3" draw:layer="layout" svg:width="0.425cm" svg:height="0.937cm" svg:x="13.335cm" svg:y="10.289cm">
          <draw:text-box>
            <text:p text:style-name="P1">1</text:p>
          </draw:text-box>
        </draw:frame>
        <draw:frame draw:style-name="gr3" draw:layer="layout" svg:width="9.705cm" svg:height="0.937cm" svg:x="1.905cm" svg:y="5.961cm">
          <draw:text-box>
            <text:p text:style-name="P1">Priority queue: C, B, D, E, F</text:p>
          </draw:text-box>
        </draw:frame>
        <draw:frame draw:style-name="gr3" draw:text-style-name="P3" draw:layer="layout" svg:width="0.425cm" svg:height="0.937cm" svg:x="5.08cm" svg:y="9.136cm">
          <draw:text-box>
            <text:p text:style-name="P1"><text:span text:style-name="T1">0</text:span></text:p>
          </draw:text-box>
        </draw:frame>
        <draw:frame draw:style-name="gr3" draw:text-style-name="P3" draw:layer="layout" svg:width="0.425cm" svg:height="0.937cm" svg:x="10.581cm" svg:y="13.336cm">
          <draw:text-box>
            <text:p text:style-name="P1"><text:span text:style-name="T1">5</text:span></text:p>
          </draw:text-box>
        </draw:frame>
        <draw:frame draw:style-name="gr6" draw:text-style-name="P4" draw:layer="layout" svg:width="0.849cm" svg:height="1.904cm" svg:x="6.771cm" svg:y="16.756cm">
          <draw:text-box>
            <text:p text:style-name="P1"><text:span text:style-name="T1">2</text:span></text:p>
          </draw:text-box>
        </draw:frame>
        <draw:frame draw:style-name="gr3" draw:text-style-name="P3" draw:layer="layout" svg:width="0.849cm" svg:height="0.937cm" svg:x="16.296cm" svg:y="8.501cm">
          <draw:text-box>
            <text:p text:style-name="P1"><text:span text:style-name="T1">oo</text:span></text:p>
          </draw:text-box>
        </draw:frame>
        <draw:frame draw:style-name="gr3" draw:text-style-name="P3" draw:layer="layout" svg:width="0.849cm" svg:height="0.937cm" svg:x="18.836cm" svg:y="16.121cm">
          <draw:text-box>
            <text:p text:style-name="P1"><text:span text:style-name="T1">oo</text:span></text:p>
          </draw:text-box>
        </draw:frame>
        <draw:frame draw:style-name="gr3" draw:text-style-name="P3" draw:layer="layout" svg:width="0.849cm" svg:height="0.937cm" svg:x="23.916cm" svg:y="10.796cm">
          <draw:text-box>
            <text:p text:style-name="P1"><text:span text:style-name="T1">oo</text:span></text:p>
          </draw:text-box>
        </draw:frame>
        <presentation:notes draw:style-name="dp2">
          <draw:page-thumbnail draw:style-name="gr1" draw:layer="layout" svg:width="13.706cm" svg:height="10.28cm" svg:x="3.647cm" svg:y="2.853cm" draw:page-number="14" presentation:class="page"/>
          <draw:frame presentation:style-name="pr2" draw:text-style-name="P1" draw:layer="layout" svg:width="14.518cm" svg:height="11.411cm" svg:x="3.249cm" svg:y="14.13cm" presentation:class="notes" presentation:placeholder="true">
            <draw:text-box/>
          </draw:frame>
        </presentation:notes>
      </draw:page>
      <draw:page draw:name="page15" draw:style-name="dp1" draw:master-page-name="lyt-cool" presentation:presentation-page-layout-name="AL1T1">
        <draw:frame presentation:style-name="pr1" draw:text-style-name="P1" draw:layer="layout" svg:width="23.912cm" svg:height="3.508cm" svg:x="2.058cm" svg:y="1.543cm" presentation:class="title">
          <draw:text-box>
            <text:p text:style-name="P1">Dijkstra's algorithm</text:p>
          </draw:text-box>
        </draw:frame>
        <draw:custom-shape draw:style-name="gr2" draw:text-style-name="P2" draw:layer="layout" svg:width="1.905cm" svg:height="2.033cm" svg:x="5.715cm" svg:y="8.892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3cm" svg:y="9.265cm">
          <draw:text-box>
            <text:p text:style-name="P1">A</text:p>
          </draw:text-box>
        </draw:frame>
        <draw:custom-shape draw:style-name="gr2" draw:text-style-name="P2" draw:layer="layout" svg:width="1.905cm" svg:height="2.033cm" svg:x="11.43cm" svg:y="12.067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8cm" svg:y="12.44cm">
          <draw:text-box>
            <text:p text:style-name="P1">B</text:p>
          </draw:text-box>
        </draw:frame>
        <draw:custom-shape draw:style-name="gr2" draw:text-style-name="P2" draw:layer="layout" svg:width="1.905cm" svg:height="2.033cm" svg:x="6.985cm" svg:y="14.73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3cm" svg:y="15.108cm">
          <draw:text-box>
            <text:p text:style-name="P1">C</text:p>
          </draw:text-box>
        </draw:frame>
        <draw:custom-shape draw:style-name="gr2" draw:text-style-name="P2" draw:layer="layout" svg:width="1.905cm" svg:height="2.033cm" svg:x="14.605cm" svg:y="9.02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3cm" svg:y="9.393cm">
          <draw:text-box>
            <text:p text:style-name="P1">D</text:p>
          </draw:text-box>
        </draw:frame>
        <draw:custom-shape draw:style-name="gr2" draw:text-style-name="P2" draw:layer="layout" svg:width="1.905cm" svg:height="2.033cm" svg:x="17.78cm" svg:y="14.1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8cm" svg:y="14.473cm">
          <draw:text-box>
            <text:p text:style-name="P1">E</text:p>
          </draw:text-box>
        </draw:frame>
        <draw:custom-shape draw:style-name="gr2" draw:text-style-name="P2" draw:layer="layout" svg:width="1.905cm" svg:height="2.033cm" svg:x="21.59cm" svg:y="10.2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8cm" svg:y="10.663cm">
          <draw:text-box>
            <text:p text:style-name="P1">F</text:p>
          </draw:text-box>
        </draw:frame>
        <draw:line draw:style-name="gr4" draw:layer="layout" svg:x1="6.985cm" svg:y1="10.925cm" svg:x2="7.62cm" svg:y2="14.735cm">
          <text:p text:style-name="P1"/>
        </draw:line>
        <draw:line draw:style-name="gr4" draw:layer="layout" svg:x1="7.62cm" svg:y1="10.29cm" svg:x2="11.43cm" svg:y2="12.83cm">
          <text:p text:style-name="P1"/>
        </draw:line>
        <draw:line draw:style-name="gr4" draw:layer="layout" svg:x1="12.7cm" svg:y1="12.195cm" svg:x2="15.24cm" svg:y2="10.925cm">
          <text:p text:style-name="P1"/>
        </draw:line>
        <draw:line draw:style-name="gr4" draw:layer="layout" svg:x1="8.89cm" svg:y1="16.005cm" svg:x2="17.78cm" svg:y2="15.37cm">
          <text:p text:style-name="P1"/>
        </draw:line>
        <draw:line draw:style-name="gr4" draw:layer="layout" svg:x1="15.875cm" svg:y1="10.925cm" svg:x2="18.415cm" svg:y2="14.1cm">
          <text:p text:style-name="P1"/>
        </draw:line>
        <draw:line draw:style-name="gr4" draw:layer="layout" svg:x1="16.51cm" svg:y1="10.29cm" svg:x2="21.59cm" svg:y2="10.925cm">
          <text:p text:style-name="P1"/>
        </draw:line>
        <draw:line draw:style-name="gr4" draw:layer="layout" svg:x1="19.685cm" svg:y1="14.735cm" svg:x2="22.225cm" svg:y2="12.195cm">
          <text:p text:style-name="P1"/>
        </draw:line>
        <draw:frame draw:style-name="gr3" draw:layer="layout" svg:width="0.425cm" svg:height="0.937cm" svg:x="9.438cm" svg:y="10.29cm">
          <draw:text-box>
            <text:p text:style-name="P1">5</text:p>
          </draw:text-box>
        </draw:frame>
        <draw:frame draw:style-name="gr3" draw:layer="layout" svg:width="0.425cm" svg:height="0.937cm" svg:x="6.35cm" svg:y="13.075cm">
          <draw:text-box>
            <text:p text:style-name="P1">2</text:p>
          </draw:text-box>
        </draw:frame>
        <draw:frame draw:style-name="gr3" draw:layer="layout" svg:width="0.425cm" svg:height="0.937cm" svg:x="12.91cm" svg:y="16.005cm">
          <draw:text-box>
            <text:p text:style-name="P1">3</text:p>
          </draw:text-box>
        </draw:frame>
        <draw:frame draw:style-name="gr3" draw:layer="layout" svg:width="0.425cm" svg:height="0.937cm" svg:x="20.955cm" svg:y="13.71cm">
          <draw:text-box>
            <text:p text:style-name="P1">6</text:p>
          </draw:text-box>
        </draw:frame>
        <draw:frame draw:style-name="gr3" draw:layer="layout" svg:width="0.425cm" svg:height="0.937cm" svg:x="18.625cm" svg:y="9.265cm">
          <draw:text-box>
            <text:p text:style-name="P1">2</text:p>
          </draw:text-box>
        </draw:frame>
        <draw:frame draw:style-name="gr3" draw:layer="layout" svg:width="0.849cm" svg:height="0.937cm" svg:x="17.566cm" svg:y="11.805cm">
          <draw:text-box>
            <text:p text:style-name="P1">10</text:p>
          </draw:text-box>
        </draw:frame>
        <draw:frame draw:style-name="gr3" draw:layer="layout" svg:width="0.425cm" svg:height="0.937cm" svg:x="13.335cm" svg:y="10.29cm">
          <draw:text-box>
            <text:p text:style-name="P1">1</text:p>
          </draw:text-box>
        </draw:frame>
        <draw:frame draw:style-name="gr3" draw:layer="layout" svg:width="8.718cm" svg:height="0.937cm" svg:x="1.905cm" svg:y="5.962cm">
          <draw:text-box>
            <text:p text:style-name="P1">Priority queue: B, E, D, F</text:p>
          </draw:text-box>
        </draw:frame>
        <draw:frame draw:style-name="gr3" draw:text-style-name="P3" draw:layer="layout" svg:width="0.425cm" svg:height="0.937cm" svg:x="5.08cm" svg:y="9.137cm">
          <draw:text-box>
            <text:p text:style-name="P1"><text:span text:style-name="T1">0</text:span></text:p>
          </draw:text-box>
        </draw:frame>
        <draw:frame draw:style-name="gr3" draw:text-style-name="P3" draw:layer="layout" svg:width="0.425cm" svg:height="0.937cm" svg:x="10.581cm" svg:y="13.337cm">
          <draw:text-box>
            <text:p text:style-name="P1"><text:span text:style-name="T1">5</text:span></text:p>
          </draw:text-box>
        </draw:frame>
        <draw:frame draw:style-name="gr6" draw:text-style-name="P4" draw:layer="layout" svg:width="0.849cm" svg:height="1.904cm" svg:x="6.771cm" svg:y="16.757cm">
          <draw:text-box>
            <text:p text:style-name="P1"><text:span text:style-name="T1">2</text:span></text:p>
          </draw:text-box>
        </draw:frame>
        <draw:frame draw:style-name="gr3" draw:text-style-name="P3" draw:layer="layout" svg:width="0.849cm" svg:height="0.937cm" svg:x="16.296cm" svg:y="8.502cm">
          <draw:text-box>
            <text:p text:style-name="P1"><text:span text:style-name="T1">oo</text:span></text:p>
          </draw:text-box>
        </draw:frame>
        <draw:frame draw:style-name="gr3" draw:text-style-name="P3" draw:layer="layout" svg:width="0.425cm" svg:height="0.937cm" svg:x="18.836cm" svg:y="16.122cm">
          <draw:text-box>
            <text:p text:style-name="P1"><text:span text:style-name="T1">5</text:span></text:p>
          </draw:text-box>
        </draw:frame>
        <draw:frame draw:style-name="gr3" draw:text-style-name="P3" draw:layer="layout" svg:width="0.849cm" svg:height="0.937cm" svg:x="23.916cm" svg:y="10.797cm">
          <draw:text-box>
            <text:p text:style-name="P1"><text:span text:style-name="T1">oo</text:span></text:p>
          </draw:text-box>
        </draw:frame>
        <presentation:notes draw:style-name="dp2">
          <draw:page-thumbnail draw:style-name="gr1" draw:layer="layout" svg:width="13.706cm" svg:height="10.28cm" svg:x="3.647cm" svg:y="2.853cm" draw:page-number="15" presentation:class="page"/>
          <draw:frame presentation:style-name="pr2" draw:text-style-name="P1" draw:layer="layout" svg:width="14.518cm" svg:height="11.411cm" svg:x="3.249cm" svg:y="14.13cm" presentation:class="notes" presentation:placeholder="true">
            <draw:text-box/>
          </draw:frame>
        </presentation:notes>
      </draw:page>
      <draw:page draw:name="page16" draw:style-name="dp1" draw:master-page-name="lyt-cool" presentation:presentation-page-layout-name="AL1T1">
        <draw:frame presentation:style-name="pr1" draw:text-style-name="P1" draw:layer="layout" svg:width="23.912cm" svg:height="3.508cm" svg:x="2.058cm" svg:y="1.543cm" presentation:class="title">
          <draw:text-box>
            <text:p text:style-name="P1">Dijkstra's algorithm</text:p>
          </draw:text-box>
        </draw:frame>
        <draw:custom-shape draw:style-name="gr2" draw:text-style-name="P2" draw:layer="layout" svg:width="1.905cm" svg:height="2.033cm" svg:x="5.715cm" svg:y="8.89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3cm" svg:y="9.266cm">
          <draw:text-box>
            <text:p text:style-name="P1">A</text:p>
          </draw:text-box>
        </draw:frame>
        <draw:custom-shape draw:style-name="gr2" draw:text-style-name="P2" draw:layer="layout" svg:width="1.905cm" svg:height="2.033cm" svg:x="11.43cm" svg:y="12.06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8cm" svg:y="12.441cm">
          <draw:text-box>
            <text:p text:style-name="P1">B</text:p>
          </draw:text-box>
        </draw:frame>
        <draw:custom-shape draw:style-name="gr2" draw:text-style-name="P2" draw:layer="layout" svg:width="1.905cm" svg:height="2.033cm" svg:x="6.985cm" svg:y="14.736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3cm" svg:y="15.109cm">
          <draw:text-box>
            <text:p text:style-name="P1">C</text:p>
          </draw:text-box>
        </draw:frame>
        <draw:custom-shape draw:style-name="gr2" draw:text-style-name="P2" draw:layer="layout" svg:width="1.905cm" svg:height="2.033cm" svg:x="14.605cm" svg:y="9.021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3cm" svg:y="9.394cm">
          <draw:text-box>
            <text:p text:style-name="P1">D</text:p>
          </draw:text-box>
        </draw:frame>
        <draw:custom-shape draw:style-name="gr2" draw:text-style-name="P2" draw:layer="layout" svg:width="1.905cm" svg:height="2.033cm" svg:x="17.78cm" svg:y="14.101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8cm" svg:y="14.474cm">
          <draw:text-box>
            <text:p text:style-name="P1">E</text:p>
          </draw:text-box>
        </draw:frame>
        <draw:custom-shape draw:style-name="gr2" draw:text-style-name="P2" draw:layer="layout" svg:width="1.905cm" svg:height="2.033cm" svg:x="21.59cm" svg:y="10.291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8cm" svg:y="10.664cm">
          <draw:text-box>
            <text:p text:style-name="P1">F</text:p>
          </draw:text-box>
        </draw:frame>
        <draw:line draw:style-name="gr4" draw:layer="layout" svg:x1="6.985cm" svg:y1="10.926cm" svg:x2="7.62cm" svg:y2="14.736cm">
          <text:p text:style-name="P1"/>
        </draw:line>
        <draw:line draw:style-name="gr4" draw:layer="layout" svg:x1="7.62cm" svg:y1="10.291cm" svg:x2="11.43cm" svg:y2="12.831cm">
          <text:p text:style-name="P1"/>
        </draw:line>
        <draw:line draw:style-name="gr4" draw:layer="layout" svg:x1="12.7cm" svg:y1="12.196cm" svg:x2="15.24cm" svg:y2="10.926cm">
          <text:p text:style-name="P1"/>
        </draw:line>
        <draw:line draw:style-name="gr4" draw:layer="layout" svg:x1="8.89cm" svg:y1="16.006cm" svg:x2="17.78cm" svg:y2="15.371cm">
          <text:p text:style-name="P1"/>
        </draw:line>
        <draw:line draw:style-name="gr4" draw:layer="layout" svg:x1="15.875cm" svg:y1="10.926cm" svg:x2="18.415cm" svg:y2="14.101cm">
          <text:p text:style-name="P1"/>
        </draw:line>
        <draw:line draw:style-name="gr4" draw:layer="layout" svg:x1="16.51cm" svg:y1="10.291cm" svg:x2="21.59cm" svg:y2="10.926cm">
          <text:p text:style-name="P1"/>
        </draw:line>
        <draw:line draw:style-name="gr4" draw:layer="layout" svg:x1="19.685cm" svg:y1="14.736cm" svg:x2="22.225cm" svg:y2="12.196cm">
          <text:p text:style-name="P1"/>
        </draw:line>
        <draw:frame draw:style-name="gr3" draw:layer="layout" svg:width="0.425cm" svg:height="0.937cm" svg:x="9.438cm" svg:y="10.291cm">
          <draw:text-box>
            <text:p text:style-name="P1">5</text:p>
          </draw:text-box>
        </draw:frame>
        <draw:frame draw:style-name="gr3" draw:layer="layout" svg:width="0.425cm" svg:height="0.937cm" svg:x="6.35cm" svg:y="13.076cm">
          <draw:text-box>
            <text:p text:style-name="P1">2</text:p>
          </draw:text-box>
        </draw:frame>
        <draw:frame draw:style-name="gr3" draw:layer="layout" svg:width="0.425cm" svg:height="0.937cm" svg:x="12.91cm" svg:y="16.006cm">
          <draw:text-box>
            <text:p text:style-name="P1">3</text:p>
          </draw:text-box>
        </draw:frame>
        <draw:frame draw:style-name="gr3" draw:layer="layout" svg:width="0.425cm" svg:height="0.937cm" svg:x="20.955cm" svg:y="13.711cm">
          <draw:text-box>
            <text:p text:style-name="P1">6</text:p>
          </draw:text-box>
        </draw:frame>
        <draw:frame draw:style-name="gr3" draw:layer="layout" svg:width="0.425cm" svg:height="0.937cm" svg:x="18.625cm" svg:y="9.266cm">
          <draw:text-box>
            <text:p text:style-name="P1">2</text:p>
          </draw:text-box>
        </draw:frame>
        <draw:frame draw:style-name="gr3" draw:layer="layout" svg:width="0.849cm" svg:height="0.937cm" svg:x="17.566cm" svg:y="11.806cm">
          <draw:text-box>
            <text:p text:style-name="P1">10</text:p>
          </draw:text-box>
        </draw:frame>
        <draw:frame draw:style-name="gr3" draw:layer="layout" svg:width="0.425cm" svg:height="0.937cm" svg:x="13.335cm" svg:y="10.291cm">
          <draw:text-box>
            <text:p text:style-name="P1">1</text:p>
          </draw:text-box>
        </draw:frame>
        <draw:frame draw:style-name="gr3" draw:layer="layout" svg:width="7.732cm" svg:height="0.937cm" svg:x="1.905cm" svg:y="5.963cm">
          <draw:text-box>
            <text:p text:style-name="P1">Priority queue: E, D, F</text:p>
          </draw:text-box>
        </draw:frame>
        <draw:frame draw:style-name="gr3" draw:text-style-name="P3" draw:layer="layout" svg:width="0.425cm" svg:height="0.937cm" svg:x="5.08cm" svg:y="9.138cm">
          <draw:text-box>
            <text:p text:style-name="P1"><text:span text:style-name="T1">0</text:span></text:p>
          </draw:text-box>
        </draw:frame>
        <draw:frame draw:style-name="gr3" draw:text-style-name="P3" draw:layer="layout" svg:width="0.425cm" svg:height="0.937cm" svg:x="10.581cm" svg:y="13.338cm">
          <draw:text-box>
            <text:p text:style-name="P1"><text:span text:style-name="T1">5</text:span></text:p>
          </draw:text-box>
        </draw:frame>
        <draw:frame draw:style-name="gr6" draw:text-style-name="P4" draw:layer="layout" svg:width="0.849cm" svg:height="1.904cm" svg:x="6.771cm" svg:y="16.758cm">
          <draw:text-box>
            <text:p text:style-name="P1"><text:span text:style-name="T1">2</text:span></text:p>
          </draw:text-box>
        </draw:frame>
        <draw:frame draw:style-name="gr3" draw:text-style-name="P3" draw:layer="layout" svg:width="0.425cm" svg:height="0.937cm" svg:x="16.296cm" svg:y="8.503cm">
          <draw:text-box>
            <text:p text:style-name="P1"><text:span text:style-name="T1">6</text:span></text:p>
          </draw:text-box>
        </draw:frame>
        <draw:frame draw:style-name="gr3" draw:text-style-name="P3" draw:layer="layout" svg:width="0.425cm" svg:height="0.937cm" svg:x="18.836cm" svg:y="16.123cm">
          <draw:text-box>
            <text:p text:style-name="P1"><text:span text:style-name="T1">5</text:span></text:p>
          </draw:text-box>
        </draw:frame>
        <draw:frame draw:style-name="gr3" draw:text-style-name="P3" draw:layer="layout" svg:width="0.849cm" svg:height="0.937cm" svg:x="23.916cm" svg:y="10.798cm">
          <draw:text-box>
            <text:p text:style-name="P1"><text:span text:style-name="T1">oo</text:span></text:p>
          </draw:text-box>
        </draw:frame>
        <presentation:notes draw:style-name="dp2">
          <draw:page-thumbnail draw:style-name="gr1" draw:layer="layout" svg:width="13.706cm" svg:height="10.28cm" svg:x="3.647cm" svg:y="2.853cm" draw:page-number="16" presentation:class="page"/>
          <draw:frame presentation:style-name="pr2" draw:text-style-name="P1" draw:layer="layout" svg:width="14.518cm" svg:height="11.411cm" svg:x="3.249cm" svg:y="14.13cm" presentation:class="notes" presentation:placeholder="true">
            <draw:text-box/>
          </draw:frame>
        </presentation:notes>
      </draw:page>
      <draw:page draw:name="page17" draw:style-name="dp1" draw:master-page-name="lyt-cool" presentation:presentation-page-layout-name="AL1T1">
        <draw:frame presentation:style-name="pr1" draw:text-style-name="P1" draw:layer="layout" svg:width="23.912cm" svg:height="3.508cm" svg:x="2.058cm" svg:y="1.543cm" presentation:class="title">
          <draw:text-box>
            <text:p text:style-name="P1">Dijkstra's algorithm</text:p>
          </draw:text-box>
        </draw:frame>
        <draw:custom-shape draw:style-name="gr2" draw:text-style-name="P2" draw:layer="layout" svg:width="1.905cm" svg:height="2.033cm" svg:x="5.715cm" svg:y="8.894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3cm" svg:y="9.267cm">
          <draw:text-box>
            <text:p text:style-name="P1">A</text:p>
          </draw:text-box>
        </draw:frame>
        <draw:custom-shape draw:style-name="gr2" draw:text-style-name="P2" draw:layer="layout" svg:width="1.905cm" svg:height="2.033cm" svg:x="11.43cm" svg:y="12.06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8cm" svg:y="12.442cm">
          <draw:text-box>
            <text:p text:style-name="P1">B</text:p>
          </draw:text-box>
        </draw:frame>
        <draw:custom-shape draw:style-name="gr2" draw:text-style-name="P2" draw:layer="layout" svg:width="1.905cm" svg:height="2.033cm" svg:x="6.985cm" svg:y="14.737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3cm" svg:y="15.11cm">
          <draw:text-box>
            <text:p text:style-name="P1">C</text:p>
          </draw:text-box>
        </draw:frame>
        <draw:custom-shape draw:style-name="gr2" draw:text-style-name="P2" draw:layer="layout" svg:width="1.905cm" svg:height="2.033cm" svg:x="14.605cm" svg:y="9.022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3cm" svg:y="9.395cm">
          <draw:text-box>
            <text:p text:style-name="P1">D</text:p>
          </draw:text-box>
        </draw:frame>
        <draw:custom-shape draw:style-name="gr2" draw:text-style-name="P2" draw:layer="layout" svg:width="1.905cm" svg:height="2.033cm" svg:x="17.78cm" svg:y="14.102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8cm" svg:y="14.475cm">
          <draw:text-box>
            <text:p text:style-name="P1">E</text:p>
          </draw:text-box>
        </draw:frame>
        <draw:custom-shape draw:style-name="gr2" draw:text-style-name="P2" draw:layer="layout" svg:width="1.905cm" svg:height="2.033cm" svg:x="21.59cm" svg:y="10.292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8cm" svg:y="10.665cm">
          <draw:text-box>
            <text:p text:style-name="P1">F</text:p>
          </draw:text-box>
        </draw:frame>
        <draw:line draw:style-name="gr4" draw:layer="layout" svg:x1="6.985cm" svg:y1="10.927cm" svg:x2="7.62cm" svg:y2="14.737cm">
          <text:p text:style-name="P1"/>
        </draw:line>
        <draw:line draw:style-name="gr4" draw:layer="layout" svg:x1="7.62cm" svg:y1="10.292cm" svg:x2="11.43cm" svg:y2="12.832cm">
          <text:p text:style-name="P1"/>
        </draw:line>
        <draw:line draw:style-name="gr4" draw:layer="layout" svg:x1="12.7cm" svg:y1="12.197cm" svg:x2="15.24cm" svg:y2="10.927cm">
          <text:p text:style-name="P1"/>
        </draw:line>
        <draw:line draw:style-name="gr4" draw:layer="layout" svg:x1="8.89cm" svg:y1="16.007cm" svg:x2="17.78cm" svg:y2="15.372cm">
          <text:p text:style-name="P1"/>
        </draw:line>
        <draw:line draw:style-name="gr4" draw:layer="layout" svg:x1="15.875cm" svg:y1="10.927cm" svg:x2="18.415cm" svg:y2="14.102cm">
          <text:p text:style-name="P1"/>
        </draw:line>
        <draw:line draw:style-name="gr4" draw:layer="layout" svg:x1="16.51cm" svg:y1="10.292cm" svg:x2="21.59cm" svg:y2="10.927cm">
          <text:p text:style-name="P1"/>
        </draw:line>
        <draw:line draw:style-name="gr4" draw:layer="layout" svg:x1="19.685cm" svg:y1="14.737cm" svg:x2="22.225cm" svg:y2="12.197cm">
          <text:p text:style-name="P1"/>
        </draw:line>
        <draw:frame draw:style-name="gr3" draw:layer="layout" svg:width="0.425cm" svg:height="0.937cm" svg:x="9.438cm" svg:y="10.292cm">
          <draw:text-box>
            <text:p text:style-name="P1">5</text:p>
          </draw:text-box>
        </draw:frame>
        <draw:frame draw:style-name="gr3" draw:layer="layout" svg:width="0.425cm" svg:height="0.937cm" svg:x="6.35cm" svg:y="13.077cm">
          <draw:text-box>
            <text:p text:style-name="P1">2</text:p>
          </draw:text-box>
        </draw:frame>
        <draw:frame draw:style-name="gr3" draw:layer="layout" svg:width="0.425cm" svg:height="0.937cm" svg:x="12.91cm" svg:y="16.007cm">
          <draw:text-box>
            <text:p text:style-name="P1">3</text:p>
          </draw:text-box>
        </draw:frame>
        <draw:frame draw:style-name="gr3" draw:layer="layout" svg:width="0.425cm" svg:height="0.937cm" svg:x="20.955cm" svg:y="13.712cm">
          <draw:text-box>
            <text:p text:style-name="P1">6</text:p>
          </draw:text-box>
        </draw:frame>
        <draw:frame draw:style-name="gr3" draw:layer="layout" svg:width="0.425cm" svg:height="0.937cm" svg:x="18.625cm" svg:y="9.267cm">
          <draw:text-box>
            <text:p text:style-name="P1">2</text:p>
          </draw:text-box>
        </draw:frame>
        <draw:frame draw:style-name="gr3" draw:layer="layout" svg:width="0.849cm" svg:height="0.937cm" svg:x="17.566cm" svg:y="11.807cm">
          <draw:text-box>
            <text:p text:style-name="P1">10</text:p>
          </draw:text-box>
        </draw:frame>
        <draw:frame draw:style-name="gr3" draw:layer="layout" svg:width="0.425cm" svg:height="0.937cm" svg:x="13.335cm" svg:y="10.292cm">
          <draw:text-box>
            <text:p text:style-name="P1">1</text:p>
          </draw:text-box>
        </draw:frame>
        <draw:frame draw:style-name="gr3" draw:layer="layout" svg:width="6.792cm" svg:height="0.937cm" svg:x="1.905cm" svg:y="5.964cm">
          <draw:text-box>
            <text:p text:style-name="P1">Priority queue: D, F</text:p>
          </draw:text-box>
        </draw:frame>
        <draw:frame draw:style-name="gr3" draw:text-style-name="P3" draw:layer="layout" svg:width="0.425cm" svg:height="0.937cm" svg:x="5.08cm" svg:y="9.139cm">
          <draw:text-box>
            <text:p text:style-name="P1"><text:span text:style-name="T1">0</text:span></text:p>
          </draw:text-box>
        </draw:frame>
        <draw:frame draw:style-name="gr3" draw:text-style-name="P3" draw:layer="layout" svg:width="0.425cm" svg:height="0.937cm" svg:x="10.581cm" svg:y="13.339cm">
          <draw:text-box>
            <text:p text:style-name="P1"><text:span text:style-name="T1">5</text:span></text:p>
          </draw:text-box>
        </draw:frame>
        <draw:frame draw:style-name="gr6" draw:text-style-name="P4" draw:layer="layout" svg:width="0.849cm" svg:height="1.904cm" svg:x="6.771cm" svg:y="16.759cm">
          <draw:text-box>
            <text:p text:style-name="P1"><text:span text:style-name="T1">2</text:span></text:p>
          </draw:text-box>
        </draw:frame>
        <draw:frame draw:style-name="gr3" draw:text-style-name="P3" draw:layer="layout" svg:width="0.425cm" svg:height="0.937cm" svg:x="16.296cm" svg:y="8.504cm">
          <draw:text-box>
            <text:p text:style-name="P1"><text:span text:style-name="T1">6</text:span></text:p>
          </draw:text-box>
        </draw:frame>
        <draw:frame draw:style-name="gr3" draw:text-style-name="P3" draw:layer="layout" svg:width="0.425cm" svg:height="0.937cm" svg:x="18.836cm" svg:y="16.124cm">
          <draw:text-box>
            <text:p text:style-name="P1"><text:span text:style-name="T1">5</text:span></text:p>
          </draw:text-box>
        </draw:frame>
        <draw:frame draw:style-name="gr3" draw:text-style-name="P3" draw:layer="layout" svg:width="0.849cm" svg:height="0.937cm" svg:x="23.916cm" svg:y="10.799cm">
          <draw:text-box>
            <text:p text:style-name="P1"><text:span text:style-name="T1">11</text:span></text:p>
          </draw:text-box>
        </draw:frame>
        <presentation:notes draw:style-name="dp2">
          <draw:page-thumbnail draw:style-name="gr1" draw:layer="layout" svg:width="13.706cm" svg:height="10.28cm" svg:x="3.647cm" svg:y="2.853cm" draw:page-number="17" presentation:class="page"/>
          <draw:frame presentation:style-name="pr2" draw:text-style-name="P1" draw:layer="layout" svg:width="14.518cm" svg:height="11.411cm" svg:x="3.249cm" svg:y="14.13cm" presentation:class="notes" presentation:placeholder="true">
            <draw:text-box/>
          </draw:frame>
        </presentation:notes>
      </draw:page>
      <draw:page draw:name="page18" draw:style-name="dp1" draw:master-page-name="lyt-cool" presentation:presentation-page-layout-name="AL1T1">
        <draw:frame presentation:style-name="pr1" draw:text-style-name="P1" draw:layer="layout" svg:width="23.912cm" svg:height="3.508cm" svg:x="2.058cm" svg:y="1.543cm" presentation:class="title">
          <draw:text-box>
            <text:p text:style-name="P1">Dijkstra's algorithm</text:p>
          </draw:text-box>
        </draw:frame>
        <draw:custom-shape draw:style-name="gr2" draw:text-style-name="P2" draw:layer="layout" svg:width="1.905cm" svg:height="2.033cm" svg:x="5.715cm" svg:y="8.895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3cm" svg:y="9.268cm">
          <draw:text-box>
            <text:p text:style-name="P1">A</text:p>
          </draw:text-box>
        </draw:frame>
        <draw:custom-shape draw:style-name="gr2" draw:text-style-name="P2" draw:layer="layout" svg:width="1.905cm" svg:height="2.033cm" svg:x="11.43cm" svg:y="12.07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8cm" svg:y="12.443cm">
          <draw:text-box>
            <text:p text:style-name="P1">B</text:p>
          </draw:text-box>
        </draw:frame>
        <draw:custom-shape draw:style-name="gr2" draw:text-style-name="P2" draw:layer="layout" svg:width="1.905cm" svg:height="2.033cm" svg:x="6.985cm" svg:y="14.738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3cm" svg:y="15.111cm">
          <draw:text-box>
            <text:p text:style-name="P1">C</text:p>
          </draw:text-box>
        </draw:frame>
        <draw:custom-shape draw:style-name="gr2" draw:text-style-name="P2" draw:layer="layout" svg:width="1.905cm" svg:height="2.033cm" svg:x="14.605cm" svg:y="9.02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3cm" svg:y="9.396cm">
          <draw:text-box>
            <text:p text:style-name="P1">D</text:p>
          </draw:text-box>
        </draw:frame>
        <draw:custom-shape draw:style-name="gr2" draw:text-style-name="P2" draw:layer="layout" svg:width="1.905cm" svg:height="2.033cm" svg:x="17.78cm" svg:y="14.10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8cm" svg:y="14.476cm">
          <draw:text-box>
            <text:p text:style-name="P1">E</text:p>
          </draw:text-box>
        </draw:frame>
        <draw:custom-shape draw:style-name="gr2" draw:text-style-name="P2" draw:layer="layout" svg:width="1.905cm" svg:height="2.033cm" svg:x="21.59cm" svg:y="10.293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8cm" svg:y="10.666cm">
          <draw:text-box>
            <text:p text:style-name="P1">F</text:p>
          </draw:text-box>
        </draw:frame>
        <draw:line draw:style-name="gr4" draw:layer="layout" svg:x1="6.985cm" svg:y1="10.928cm" svg:x2="7.62cm" svg:y2="14.738cm">
          <text:p text:style-name="P1"/>
        </draw:line>
        <draw:line draw:style-name="gr4" draw:layer="layout" svg:x1="7.62cm" svg:y1="10.293cm" svg:x2="11.43cm" svg:y2="12.833cm">
          <text:p text:style-name="P1"/>
        </draw:line>
        <draw:line draw:style-name="gr4" draw:layer="layout" svg:x1="12.7cm" svg:y1="12.198cm" svg:x2="15.24cm" svg:y2="10.928cm">
          <text:p text:style-name="P1"/>
        </draw:line>
        <draw:line draw:style-name="gr4" draw:layer="layout" svg:x1="8.89cm" svg:y1="16.008cm" svg:x2="17.78cm" svg:y2="15.373cm">
          <text:p text:style-name="P1"/>
        </draw:line>
        <draw:line draw:style-name="gr4" draw:layer="layout" svg:x1="15.875cm" svg:y1="10.928cm" svg:x2="18.415cm" svg:y2="14.103cm">
          <text:p text:style-name="P1"/>
        </draw:line>
        <draw:line draw:style-name="gr4" draw:layer="layout" svg:x1="16.51cm" svg:y1="10.293cm" svg:x2="21.59cm" svg:y2="10.928cm">
          <text:p text:style-name="P1"/>
        </draw:line>
        <draw:line draw:style-name="gr4" draw:layer="layout" svg:x1="19.685cm" svg:y1="14.738cm" svg:x2="22.225cm" svg:y2="12.198cm">
          <text:p text:style-name="P1"/>
        </draw:line>
        <draw:frame draw:style-name="gr3" draw:layer="layout" svg:width="0.425cm" svg:height="0.937cm" svg:x="9.438cm" svg:y="10.293cm">
          <draw:text-box>
            <text:p text:style-name="P1">5</text:p>
          </draw:text-box>
        </draw:frame>
        <draw:frame draw:style-name="gr3" draw:layer="layout" svg:width="0.425cm" svg:height="0.937cm" svg:x="6.35cm" svg:y="13.078cm">
          <draw:text-box>
            <text:p text:style-name="P1">2</text:p>
          </draw:text-box>
        </draw:frame>
        <draw:frame draw:style-name="gr3" draw:layer="layout" svg:width="0.425cm" svg:height="0.937cm" svg:x="12.91cm" svg:y="16.008cm">
          <draw:text-box>
            <text:p text:style-name="P1">3</text:p>
          </draw:text-box>
        </draw:frame>
        <draw:frame draw:style-name="gr3" draw:layer="layout" svg:width="0.425cm" svg:height="0.937cm" svg:x="20.955cm" svg:y="13.713cm">
          <draw:text-box>
            <text:p text:style-name="P1">6</text:p>
          </draw:text-box>
        </draw:frame>
        <draw:frame draw:style-name="gr3" draw:layer="layout" svg:width="0.425cm" svg:height="0.937cm" svg:x="18.625cm" svg:y="9.268cm">
          <draw:text-box>
            <text:p text:style-name="P1">2</text:p>
          </draw:text-box>
        </draw:frame>
        <draw:frame draw:style-name="gr3" draw:layer="layout" svg:width="0.849cm" svg:height="0.937cm" svg:x="17.566cm" svg:y="11.808cm">
          <draw:text-box>
            <text:p text:style-name="P1">10</text:p>
          </draw:text-box>
        </draw:frame>
        <draw:frame draw:style-name="gr3" draw:layer="layout" svg:width="0.425cm" svg:height="0.937cm" svg:x="13.335cm" svg:y="10.293cm">
          <draw:text-box>
            <text:p text:style-name="P1">1</text:p>
          </draw:text-box>
        </draw:frame>
        <draw:frame draw:style-name="gr3" draw:layer="layout" svg:width="5.759cm" svg:height="0.937cm" svg:x="1.905cm" svg:y="5.965cm">
          <draw:text-box>
            <text:p text:style-name="P1">Priority queue: F</text:p>
          </draw:text-box>
        </draw:frame>
        <draw:frame draw:style-name="gr3" draw:text-style-name="P3" draw:layer="layout" svg:width="0.425cm" svg:height="0.937cm" svg:x="5.08cm" svg:y="9.14cm">
          <draw:text-box>
            <text:p text:style-name="P1"><text:span text:style-name="T1">0</text:span></text:p>
          </draw:text-box>
        </draw:frame>
        <draw:frame draw:style-name="gr3" draw:text-style-name="P3" draw:layer="layout" svg:width="0.425cm" svg:height="0.937cm" svg:x="10.581cm" svg:y="13.34cm">
          <draw:text-box>
            <text:p text:style-name="P1"><text:span text:style-name="T1">5</text:span></text:p>
          </draw:text-box>
        </draw:frame>
        <draw:frame draw:style-name="gr6" draw:text-style-name="P4" draw:layer="layout" svg:width="0.849cm" svg:height="1.904cm" svg:x="6.771cm" svg:y="16.76cm">
          <draw:text-box>
            <text:p text:style-name="P1"><text:span text:style-name="T1">2</text:span></text:p>
          </draw:text-box>
        </draw:frame>
        <draw:frame draw:style-name="gr3" draw:text-style-name="P3" draw:layer="layout" svg:width="0.425cm" svg:height="0.937cm" svg:x="16.296cm" svg:y="8.505cm">
          <draw:text-box>
            <text:p text:style-name="P1"><text:span text:style-name="T1">6</text:span></text:p>
          </draw:text-box>
        </draw:frame>
        <draw:frame draw:style-name="gr3" draw:text-style-name="P3" draw:layer="layout" svg:width="0.425cm" svg:height="0.937cm" svg:x="18.836cm" svg:y="16.125cm">
          <draw:text-box>
            <text:p text:style-name="P1"><text:span text:style-name="T1">5</text:span></text:p>
          </draw:text-box>
        </draw:frame>
        <draw:frame draw:style-name="gr3" draw:text-style-name="P3" draw:layer="layout" svg:width="0.425cm" svg:height="0.937cm" svg:x="23.916cm" svg:y="10.8cm">
          <draw:text-box>
            <text:p text:style-name="P1"><text:span text:style-name="T1">8</text:span></text:p>
          </draw:text-box>
        </draw:frame>
        <presentation:notes draw:style-name="dp2">
          <draw:page-thumbnail draw:style-name="gr1" draw:layer="layout" svg:width="13.706cm" svg:height="10.28cm" svg:x="3.647cm" svg:y="2.853cm" draw:page-number="18" presentation:class="page"/>
          <draw:frame presentation:style-name="pr2" draw:text-style-name="P1" draw:layer="layout" svg:width="14.518cm" svg:height="11.411cm" svg:x="3.249cm" svg:y="14.13cm" presentation:class="notes" presentation:placeholder="true">
            <draw:text-box/>
          </draw:frame>
        </presentation:notes>
      </draw:page>
      <draw:page draw:name="page19" draw:style-name="dp1" draw:master-page-name="lyt-cool" presentation:presentation-page-layout-name="AL1T1">
        <draw:frame presentation:style-name="pr1" draw:text-style-name="P1" draw:layer="layout" svg:width="23.912cm" svg:height="3.508cm" svg:x="2.058cm" svg:y="1.543cm" presentation:class="title">
          <draw:text-box>
            <text:p text:style-name="P1">Dijkstra's algorithm</text:p>
          </draw:text-box>
        </draw:frame>
        <draw:custom-shape draw:style-name="gr2" draw:text-style-name="P2" draw:layer="layout" svg:width="1.905cm" svg:height="2.033cm" svg:x="5.715cm" svg:y="8.896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6.373cm" svg:y="9.269cm">
          <draw:text-box>
            <text:p text:style-name="P1">A</text:p>
          </draw:text-box>
        </draw:frame>
        <draw:custom-shape draw:style-name="gr2" draw:text-style-name="P2" draw:layer="layout" svg:width="1.905cm" svg:height="2.033cm" svg:x="11.43cm" svg:y="12.071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12.088cm" svg:y="12.444cm">
          <draw:text-box>
            <text:p text:style-name="P1">B</text:p>
          </draw:text-box>
        </draw:frame>
        <draw:custom-shape draw:style-name="gr2" draw:text-style-name="P2" draw:layer="layout" svg:width="1.905cm" svg:height="2.033cm" svg:x="6.985cm" svg:y="14.739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65cm" svg:height="0.937cm" svg:x="7.643cm" svg:y="15.112cm">
          <draw:text-box>
            <text:p text:style-name="P1">C</text:p>
          </draw:text-box>
        </draw:frame>
        <draw:custom-shape draw:style-name="gr2" draw:text-style-name="P2" draw:layer="layout" svg:width="1.905cm" svg:height="2.033cm" svg:x="14.605cm" svg:y="9.024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612cm" svg:height="0.937cm" svg:x="15.263cm" svg:y="9.397cm">
          <draw:text-box>
            <text:p text:style-name="P1">D</text:p>
          </draw:text-box>
        </draw:frame>
        <draw:custom-shape draw:style-name="gr2" draw:text-style-name="P2" draw:layer="layout" svg:width="1.905cm" svg:height="2.033cm" svg:x="17.78cm" svg:y="14.104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518cm" svg:height="0.937cm" svg:x="18.438cm" svg:y="14.477cm">
          <draw:text-box>
            <text:p text:style-name="P1">E</text:p>
          </draw:text-box>
        </draw:frame>
        <draw:custom-shape draw:style-name="gr2" draw:text-style-name="P2" draw:layer="layout" svg:width="1.905cm" svg:height="2.033cm" svg:x="21.59cm" svg:y="10.294cm">
          <text:p text:style-name="P1"/>
          <draw:enhanced-geometry svg:viewBox="0 0 21600 21600" draw:glue-points="10800 0 3160 3160 0 10800 3160 18440 10800 21600 18440 18440 21600 10800 18440 3160" draw:text-areas="3200 3200 18400 18400" draw:type="ellipse"/>
        </draw:custom-shape>
        <draw:frame draw:style-name="gr3" draw:layer="layout" svg:width="0.472cm" svg:height="0.937cm" svg:x="22.248cm" svg:y="10.667cm">
          <draw:text-box>
            <text:p text:style-name="P1">F</text:p>
          </draw:text-box>
        </draw:frame>
        <draw:line draw:style-name="gr4" draw:layer="layout" svg:x1="6.985cm" svg:y1="10.929cm" svg:x2="7.62cm" svg:y2="14.739cm">
          <text:p text:style-name="P1"/>
        </draw:line>
        <draw:line draw:style-name="gr4" draw:layer="layout" svg:x1="7.62cm" svg:y1="10.294cm" svg:x2="11.43cm" svg:y2="12.834cm">
          <text:p text:style-name="P1"/>
        </draw:line>
        <draw:line draw:style-name="gr4" draw:layer="layout" svg:x1="12.7cm" svg:y1="12.199cm" svg:x2="15.24cm" svg:y2="10.929cm">
          <text:p text:style-name="P1"/>
        </draw:line>
        <draw:line draw:style-name="gr4" draw:layer="layout" svg:x1="8.89cm" svg:y1="16.009cm" svg:x2="17.78cm" svg:y2="15.374cm">
          <text:p text:style-name="P1"/>
        </draw:line>
        <draw:line draw:style-name="gr4" draw:layer="layout" svg:x1="15.875cm" svg:y1="10.929cm" svg:x2="18.415cm" svg:y2="14.104cm">
          <text:p text:style-name="P1"/>
        </draw:line>
        <draw:line draw:style-name="gr4" draw:layer="layout" svg:x1="16.51cm" svg:y1="10.294cm" svg:x2="21.59cm" svg:y2="10.929cm">
          <text:p text:style-name="P1"/>
        </draw:line>
        <draw:line draw:style-name="gr4" draw:layer="layout" svg:x1="19.685cm" svg:y1="14.739cm" svg:x2="22.225cm" svg:y2="12.199cm">
          <text:p text:style-name="P1"/>
        </draw:line>
        <draw:frame draw:style-name="gr3" draw:layer="layout" svg:width="0.425cm" svg:height="0.937cm" svg:x="9.438cm" svg:y="10.294cm">
          <draw:text-box>
            <text:p text:style-name="P1">5</text:p>
          </draw:text-box>
        </draw:frame>
        <draw:frame draw:style-name="gr3" draw:layer="layout" svg:width="0.425cm" svg:height="0.937cm" svg:x="6.35cm" svg:y="13.079cm">
          <draw:text-box>
            <text:p text:style-name="P1">2</text:p>
          </draw:text-box>
        </draw:frame>
        <draw:frame draw:style-name="gr3" draw:layer="layout" svg:width="0.425cm" svg:height="0.937cm" svg:x="12.91cm" svg:y="16.009cm">
          <draw:text-box>
            <text:p text:style-name="P1">3</text:p>
          </draw:text-box>
        </draw:frame>
        <draw:frame draw:style-name="gr3" draw:layer="layout" svg:width="0.425cm" svg:height="0.937cm" svg:x="20.955cm" svg:y="13.714cm">
          <draw:text-box>
            <text:p text:style-name="P1">6</text:p>
          </draw:text-box>
        </draw:frame>
        <draw:frame draw:style-name="gr3" draw:layer="layout" svg:width="0.425cm" svg:height="0.937cm" svg:x="18.625cm" svg:y="9.269cm">
          <draw:text-box>
            <text:p text:style-name="P1">2</text:p>
          </draw:text-box>
        </draw:frame>
        <draw:frame draw:style-name="gr3" draw:layer="layout" svg:width="0.849cm" svg:height="0.937cm" svg:x="17.566cm" svg:y="11.809cm">
          <draw:text-box>
            <text:p text:style-name="P1">10</text:p>
          </draw:text-box>
        </draw:frame>
        <draw:frame draw:style-name="gr3" draw:layer="layout" svg:width="0.425cm" svg:height="0.937cm" svg:x="13.335cm" svg:y="10.294cm">
          <draw:text-box>
            <text:p text:style-name="P1">1</text:p>
          </draw:text-box>
        </draw:frame>
        <draw:frame draw:style-name="gr3" draw:layer="layout" svg:width="5.078cm" svg:height="0.937cm" svg:x="1.905cm" svg:y="5.966cm">
          <draw:text-box>
            <text:p text:style-name="P1">Priority queue:</text:p>
          </draw:text-box>
        </draw:frame>
        <draw:frame draw:style-name="gr3" draw:text-style-name="P3" draw:layer="layout" svg:width="0.425cm" svg:height="0.937cm" svg:x="5.08cm" svg:y="9.141cm">
          <draw:text-box>
            <text:p text:style-name="P1"><text:span text:style-name="T1">0</text:span></text:p>
          </draw:text-box>
        </draw:frame>
        <draw:frame draw:style-name="gr3" draw:text-style-name="P3" draw:layer="layout" svg:width="0.425cm" svg:height="0.937cm" svg:x="10.581cm" svg:y="13.341cm">
          <draw:text-box>
            <text:p text:style-name="P1"><text:span text:style-name="T1">5</text:span></text:p>
          </draw:text-box>
        </draw:frame>
        <draw:frame draw:style-name="gr6" draw:text-style-name="P4" draw:layer="layout" svg:width="0.849cm" svg:height="1.904cm" svg:x="6.771cm" svg:y="16.761cm">
          <draw:text-box>
            <text:p text:style-name="P1"><text:span text:style-name="T1">2</text:span></text:p>
          </draw:text-box>
        </draw:frame>
        <draw:frame draw:style-name="gr3" draw:text-style-name="P3" draw:layer="layout" svg:width="0.425cm" svg:height="0.937cm" svg:x="16.296cm" svg:y="8.506cm">
          <draw:text-box>
            <text:p text:style-name="P1"><text:span text:style-name="T1">6</text:span></text:p>
          </draw:text-box>
        </draw:frame>
        <draw:frame draw:style-name="gr3" draw:text-style-name="P3" draw:layer="layout" svg:width="0.425cm" svg:height="0.937cm" svg:x="18.836cm" svg:y="16.126cm">
          <draw:text-box>
            <text:p text:style-name="P1"><text:span text:style-name="T1">5</text:span></text:p>
          </draw:text-box>
        </draw:frame>
        <draw:frame draw:style-name="gr3" draw:text-style-name="P3" draw:layer="layout" svg:width="0.425cm" svg:height="0.937cm" svg:x="23.916cm" svg:y="10.801cm">
          <draw:text-box>
            <text:p text:style-name="P1"><text:span text:style-name="T1">8</text:span></text:p>
          </draw:text-box>
        </draw:frame>
        <presentation:notes draw:style-name="dp2">
          <draw:page-thumbnail draw:style-name="gr1" draw:layer="layout" svg:width="13.706cm" svg:height="10.28cm" svg:x="3.647cm" svg:y="2.853cm" draw:page-number="19" presentation:class="page"/>
          <draw:frame presentation:style-name="pr2" draw:text-style-name="P1" draw:layer="layout" svg:width="14.518cm" svg:height="11.411cm" svg:x="3.249cm" svg:y="14.13cm" presentation:class="notes" presentation:placeholder="true">
            <draw:text-box/>
          </draw:frame>
        </presentation:notes>
      </draw:page>
      <draw:page draw:name="page20" draw:style-name="dp1" draw:master-page-name="lyt-cool" presentation:presentation-page-layout-name="AL1T1">
        <draw:frame presentation:style-name="pr1" draw:text-style-name="P1" draw:layer="layout" svg:width="23.912cm" svg:height="3.508cm" svg:x="2.058cm" svg:y="1.543cm" presentation:class="title">
          <draw:text-box>
            <text:p text:style-name="P1">Dijkstra's algorithm</text:p>
          </draw:text-box>
        </draw:frame>
        <draw:frame presentation:style-name="pr5" draw:text-style-name="P5" draw:layer="layout" svg:width="23.912cm" svg:height="13.231cm" svg:x="2.058cm" svg:y="5.838cm" presentation:class="outline">
          <draw:text-box>
            <text:list text:style-name="L3">
              <text:list-item>
                <text:p text:style-name="P5">Time: O((n + e)log n)</text:p>
              </text:list-item>
            </text:list>
          </draw:text-box>
        </draw:frame>
        <presentation:notes draw:style-name="dp2">
          <draw:page-thumbnail draw:style-name="gr1" draw:layer="layout" svg:width="13.706cm" svg:height="10.28cm" svg:x="3.647cm" svg:y="2.853cm" draw:page-number="20" presentation:class="page"/>
          <draw:frame presentation:style-name="pr2" draw:text-style-name="P1" draw:layer="layout" svg:width="14.518cm" svg:height="11.411cm" svg:x="3.249cm" svg:y="14.13cm" presentation:class="notes" presentation:placeholder="true">
            <draw:text-box/>
          </draw:frame>
        </presentation:notes>
      </draw:page>
      <draw:page draw:name="page21" draw:style-name="dp1" draw:master-page-name="lyt-cool" presentation:presentation-page-layout-name="AL1T1">
        <draw:frame presentation:style-name="pr1" draw:text-style-name="P1" draw:layer="layout" svg:width="23.912cm" svg:height="3.508cm" svg:x="2.058cm" svg:y="1.543cm" presentation:class="title">
          <draw:text-box>
            <text:p text:style-name="P1">Floyd-Warshall Algorithm</text:p>
          </draw:text-box>
        </draw:frame>
        <draw:frame draw:style-name="gr7" draw:text-style-name="P1" draw:layer="layout" svg:width="24.13cm" svg:height="11.233cm" svg:x="2.54cm" svg:y="6.944cm">
          <draw:text-box>
            <text:p text:style-name="P1">Start: d[i][j] = weight of edge from i to j or infinity if no edge</text:p>
            <text:p text:style-name="P1">End: d[i][j] = shortest distance from i to j or infinity if no edge</text:p>
            <text:p text:style-name="P1"/>
            <text:p text:style-name="P1">for j = 1 to n</text:p>
            <text:p text:style-name="P1"><text:tab/>for i = 1 to n</text:p>
            <text:p text:style-name="P1"><text:tab/><text:tab/>for k = 1 to n</text:p>
            <text:p text:style-name="P1"><text:tab/><text:tab/><text:tab/>d[i][k] = min(d[i][k], d[i][j] + d[j][k])</text:p>
            <text:p text:style-name="P1"/>
            <text:p text:style-name="P1">NB: Loop order is very important!</text:p>
            <text:p text:style-name="P1"/>
            <text:p text:style-name="P1">Time: O(n^3)</text:p>
            <text:p text:style-name="P1">Space: O(n^2)</text:p>
          </draw:text-box>
        </draw:frame>
        <presentation:notes draw:style-name="dp2">
          <draw:page-thumbnail draw:style-name="gr1" draw:layer="layout" svg:width="13.706cm" svg:height="10.28cm" svg:x="3.647cm" svg:y="2.853cm" draw:page-number="21" presentation:class="page"/>
          <draw:frame presentation:style-name="pr2" draw:text-style-name="P1"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number="1"/>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dp1">
      <draw:rect presentation:style-name="pr1" draw:text-style-name="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Linux OpenOffice.org_project/680m6$Build-9095</meta:generator>
    <dc:description>Lilac title area and left border with three blue-green accent elements on left border, gray background</dc:description>
    <meta:initial-creator>Timothy</meta:initial-creator>
    <meta:creation-date>2007-03-03T10:43:55</meta:creation-date>
    <dc:creator>Bruce Merry</dc:creator>
    <dc:date>2007-03-04T16:14:38</dc:date>
    <dc:language>en-US</dc:language>
    <meta:editing-cycles>42</meta:editing-cycles>
    <meta:editing-duration>PT2M34S</meta:editing-duration>
    <meta:user-defined meta:name="Info 0"/>
    <meta:user-defined meta:name="Info 1"/>
    <meta:user-defined meta:name="Info 2"/>
    <meta:user-defined meta:name="Info 3"/>
    <meta:document-statistic meta:object-count="607"/>
  </office:meta>
</office:document-meta>
</file>